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 style:data-style-name="N4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" style:family="table-cell" style:parent-style-name="Default" style:data-style-name="N44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/>
    <style:style style:name="ce12" style:family="table-cell" style:parent-style-name="Default" style:data-style-name="N61"/>
    <style:style style:name="ce50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2"/>
    <style:style style:name="ce36" style:family="table-cell" style:parent-style-name="Default" style:data-style-name="N113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4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0" style:family="table-cell" style:parent-style-name="Default" style:data-style-name="N41"/>
    <style:style style:name="ce42" style:family="table-cell" style:parent-style-name="Default" style:data-style-name="N111"/>
    <style:style style:name="ce49" style:family="table-cell" style:parent-style-name="Default" style:data-style-name="N41">
      <style:table-cell-properties style:rotation-align="none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 style:data-style-name="N6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1" style:family="table-cell" style:parent-style-name="Default" style:data-style-name="N6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62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On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One.P3:RunOne.P6 RunOne.E1:RunOne.E2 RunOne.E3:RunOne.E6 RunOne.B23:RunOne.B62 RunOne.C21:RunOne.C22 RunOne.C23:RunOne.C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One.P3:RunOne.P6 RunOne.E1:RunOne.E2 RunOne.E3:RunOne.E6 RunOne.B23:RunOne.B62 RunOne.C21:RunOne.C22 RunOne.C23:RunOne.C62 RunOne.P41:RunOne.P43 RunOne.S40:RunOne.S40 RunOne.S41:RunOne.S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27" office:value-type="string" calcext:value-type="string">
            <text:p>(℃)</text:p>
          </table:table-cell>
          <table:table-cell table:number-columns-repeated="3"/>
          <table:table-cell table:style-name="ce29" table:formula="of:=1/0.000010504" office:value-type="float" office:value="95201.8278750952" calcext:value-type="float">
            <text:p>9520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1H33M00S" calcext:value-type="time">
            <text:p>21:33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8.5" calcext:value-type="float">
            <text:p>98.5</text:p>
          </table:table-cell>
          <table:table-cell table:number-columns-repeated="10"/>
          <table:table-cell table:style-name="ce45" table:formula="of:=[.D3]+[.F$49]" office:value-type="float" office:value="923.159080242194" calcext:value-type="float">
            <text:p>923</text:p>
          </table:table-cell>
          <table:table-cell table:style-name="ce11" table:formula="of:=[.E3]-[.N$2]" office:value-type="float" office:value="78.5" calcext:value-type="float">
            <text:p>78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0H00M00S" calcext:value-type="time">
            <text:p>10:00:00</text:p>
          </table:table-cell>
          <table:table-cell table:style-name="ce6" table:formula="of:=[.B4]+1-[.B$3]" office:value-type="time" office:time-value="PT12H27M00S" calcext:value-type="time">
            <text:p>12:27:00</text:p>
          </table:table-cell>
          <table:table-cell table:style-name="ce8" table:formula="of:=[.C4]*24*60*60" office:value-type="float" office:value="44820" calcext:value-type="float">
            <text:p>4482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5743.1590802422" calcext:value-type="float">
            <text:p>45743</text:p>
          </table:table-cell>
          <table:table-cell table:style-name="ce11" table:formula="of:=[.E4]-[.N$2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7H00M00S" calcext:value-type="time">
            <text:p>17:00:00</text:p>
          </table:table-cell>
          <table:table-cell table:style-name="ce6" table:formula="of:=[.B5]+1-[.B$3]" office:value-type="time" office:time-value="PT19H27M00S" calcext:value-type="time">
            <text:p>19:27:00</text:p>
          </table:table-cell>
          <table:table-cell table:style-name="ce8" table:formula="of:=[.C5]*24*60*60" office:value-type="float" office:value="70020" calcext:value-type="float">
            <text:p>7002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Q$3]*EXP(-[.D3]/[.I$2])+[.N$2]" office:value-type="float" office:value="98.5" calcext:value-type="float">
            <text:p>9.8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1.03579566586403" calcext:value-type="float">
            <text:p>1.04</text:p>
          </table:table-cell>
          <table:table-cell table:number-columns-repeated="4"/>
          <table:table-cell table:style-name="ce45" table:formula="of:=[.D5]+[.F$49]" office:value-type="float" office:value="70943.1590802422" calcext:value-type="float">
            <text:p>70943</text:p>
          </table:table-cell>
          <table:table-cell table:style-name="ce11" table:formula="of:=[.E5]-[.N$2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0H47M00S" calcext:value-type="time">
            <text:p>20:47:00</text:p>
          </table:table-cell>
          <table:table-cell table:style-name="ce6" table:formula="of:=[.B6]+1-[.B$3]" office:value-type="time" office:time-value="PT23H14M00S" calcext:value-type="time">
            <text:p>23:14:00</text:p>
          </table:table-cell>
          <table:table-cell table:style-name="ce8" table:formula="of:=[.C6]*24*60*60" office:value-type="float" office:value="83640" calcext:value-type="float">
            <text:p>83640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/>
          <table:table-cell table:style-name="ce12" table:formula="of:=[.Q$3]*EXP(-[.D4]/[.I$2])+[.N$2]" office:value-type="float" office:value="69.0239691477474" calcext:value-type="float">
            <text:p>6.90E+01</text:p>
          </table:table-cell>
          <table:table-cell table:style-name="ce12" table:formula="of:=[.H6]-[.E4]" office:value-type="float" office:value="-0.97603085225262" calcext:value-type="float">
            <text:p>-9.76E-01</text:p>
          </table:table-cell>
          <table:table-cell table:style-name="ce12" table:formula="of:=[.I6]^2" office:value-type="float" office:value="0.952636224548976" calcext:value-type="float">
            <text:p>9.53E-01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84563.1590802422" calcext:value-type="float">
            <text:p>84563</text:p>
          </table:table-cell>
          <table:table-cell table:style-name="ce11" table:formula="of:=[.E6]-[.N$2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5]/[.I$2])+[.N$2]" office:value-type="float" office:value="57.6227358603162" calcext:value-type="float">
            <text:p>5.76E+01</text:p>
          </table:table-cell>
          <table:table-cell table:style-name="ce12" table:formula="of:=[.H7]-[.E5]" office:value-type="float" office:value="-1.37726413968377" calcext:value-type="float">
            <text:p>-1.38E+00</text:p>
          </table:table-cell>
          <table:table-cell table:style-name="ce12" table:formula="of:=[.I7]^2" office:value-type="float" office:value="1.89685651045889" calcext:value-type="float">
            <text:p>1.90E+00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6]/[.I$2])+[.N$2]" office:value-type="float" office:value="52.6075567868605" calcext:value-type="float">
            <text:p>5.26E+01</text:p>
          </table:table-cell>
          <table:table-cell table:style-name="ce12" table:formula="of:=[.H8]-[.E6]" office:value-type="float" office:value="0.607556786860506" calcext:value-type="float">
            <text:p>6.08E-01</text:p>
          </table:table-cell>
          <table:table-cell table:style-name="ce12" table:formula="of:=[.I8]^2" office:value-type="float" office:value="0.369125249260263" calcext:value-type="float">
            <text:p>3.69E-01</text:p>
          </table:table-cell>
          <table:table-cell table:style-name="ce12"/>
          <table:table-cell table:number-columns-repeated="15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7.0313309596412" calcext:value-type="float">
            <text:p>97.0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4.1728243676721" calcext:value-type="float">
            <text:p>94.2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1.4203922759686" calcext:value-type="float">
            <text:p>91.4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8.7700984334692" calcext:value-type="float">
            <text:p>88.8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6.2181526569458" calcext:value-type="float">
            <text:p>86.2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3.7609054106654" calcext:value-type="float">
            <text:p>83.8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1.3948425871918" calcext:value-type="float">
            <text:p>81.4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79.116580481863" calcext:value-type="float">
            <text:p>79.1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6.9228609537582" calcext:value-type="float">
            <text:p>76.9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4.8105467662323" calcext:value-type="float">
            <text:p>74.8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2.7766171003566" calcext:value-type="float">
            <text:p>72.8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70.8181632348478" calcext:value-type="float">
            <text:p>70.8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68.9323843863079" calcext:value-type="float">
            <text:p>68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7.1165837038257" calcext:value-type="float">
            <text:p>67.1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5.3681644122129" calcext:value-type="float">
            <text:p>65.4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3.6846260983574" calcext:value-type="float">
            <text:p>63.7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2.0635611353843" calcext:value-type="float">
            <text:p>62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60.5026512395111" calcext:value-type="float">
            <text:p>60.5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65988.8785757755" calcext:value-type="float">
            <text:p>65989</text:p>
          </table:table-cell>
          <table:table-cell table:number-columns-repeated="9"/>
          <table:table-cell table:formula="of:=[.P42]-60*60" office:value-type="float" office:value="62388.8785757755" calcext:value-type="float">
            <text:p>62388.8785757755</text:p>
          </table:table-cell>
          <table:table-cell table:formula="of:=[.C$23]*EXP(-[.P41]/[.I2])" office:value-type="float" office:value="51.9269231125671" calcext:value-type="float">
            <text:p>51.9269231125671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512576" calcext:value-type="float">
            <text:p>61.512576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58.9996641546712" calcext:value-type="float">
            <text:p>59.0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5988.8785757755" calcext:value-type="float">
            <text:p>65989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57.5524504601667" calcext:value-type="float">
            <text:p>57.6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9588.8785757755" calcext:value-type="float">
            <text:p>69588.8785757755</text:p>
          </table:table-cell>
          <table:table-cell table:formula="of:=[.C$23]*EXP(-[.P43]/[.I$2])" office:value-type="float" office:value="48.1445818497757" calcext:value-type="float">
            <text:p>48.1445818497757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487424" calcext:value-type="float">
            <text:p>58.487424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6.1589404967828" calcext:value-type="float">
            <text:p>56.2</text:p>
          </table:table-cell>
          <table:table-cell table:number-columns-repeated="2"/>
          <table:table-cell table:style-name="ce12" table:formula="of:=-([.C17]-[.N$2])/[.I2]*EXP(-[.F41]/[.I2])" office:value-type="float" office:value="-0.00042016" calcext:value-type="float">
            <text:p>-4.20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8234752" calcext:value-type="float">
            <text:p>2.82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4.8171414069706" calcext:value-type="float">
            <text:p>54.8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8234752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3.5251342848623" calcext:value-type="float">
            <text:p>53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2.2810714320455" calcext:value-type="float">
            <text:p>52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51.0831737151714" calcext:value-type="float">
            <text:p>51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49.9297280216173" calcext:value-type="float">
            <text:p>49.9</text:p>
          </table:table-cell>
          <table:table-cell/>
          <table:table-cell office:value-type="float" office:value="99.228" calcext:value-type="float">
            <text:p>99.228</text:p>
          </table:table-cell>
          <table:table-cell table:style-name="ce29" table:formula="of:=-LN(([.E49]-[.N$2])/([.C$17]-[.N$2]))*[.I$2]" office:value-type="float" office:value="923.159080242194" calcext:value-type="float">
            <text:p>923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48.8190848095656" calcext:value-type="float">
            <text:p>48.8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47.7496557489952" calcext:value-type="float">
            <text:p>47.7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6.719911450212" calcext:value-type="float">
            <text:p>46.7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5.7283792766698" calcext:value-type="float">
            <text:p>45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4.7736412389541" calcext:value-type="float">
            <text:p>44.8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3.8543319669161" calcext:value-type="float">
            <text:p>43.9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2.9691367570582" calcext:value-type="float">
            <text:p>43.0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2.1167896923777" calcext:value-type="float">
            <text:p>42.1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41.296071831979" calcext:value-type="float">
            <text:p>41.3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40.5058094678684" calcext:value-type="float">
            <text:p>40.5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39.7448724464339" calcext:value-type="float">
            <text:p>39.7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39.0121725522143" calcext:value-type="float">
            <text:p>39.0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38.3066619516429" calcext:value-type="float">
            <text:p>38.3</text:p>
          </table:table-cell>
          <table:table-cell table:number-columns-repeated="23"/>
        </table:table-row>
      </table:table>
      <table:table table:name="RunTwo" table:style-name="ta1">
        <table:shapes>
          <draw:frame draw:z-index="0" draw:style-name="gr1" draw:text-style-name="P1" svg:width="19.023cm" svg:height="11.13cm" svg:x="9.157cm" svg:y="5.392cm">
            <draw:object draw:notify-on-update-of-ranges="RunTwo.P3:RunTwo.P8 RunTwo.E1:RunTwo.E2 RunTwo.E3:RunTwo.E8 RunTwo.B23:RunTwo.B62 RunTwo.C21:RunTwo.C22 RunTwo.C23:RunTwo.C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wo.P3:RunTwo.P8 RunTwo.E1:RunTwo.E2 RunTwo.E3:RunTwo.E8 RunTwo.B23:RunTwo.B62 RunTwo.C21:RunTwo.C22 RunTwo.C23:RunTwo.C62 RunTwo.P41:RunTwo.P43 RunTwo.S40:RunTwo.S40 RunTwo.S41:RunTwo.S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11036" office:value-type="float" office:value="90612.5407756433" calcext:value-type="float">
            <text:p>9061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0H56M00S" calcext:value-type="time">
            <text:p>20:56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"/>
          <table:table-cell table:style-name="ce45" table:formula="of:=[.D3]+[.F$49]" office:value-type="float" office:value="6906.47117718658" calcext:value-type="float">
            <text:p>6906</text:p>
          </table:table-cell>
          <table:table-cell table:style-name="ce11" table:formula="of:=[.E3]-[.N$2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2H38M00S" calcext:value-type="time">
            <text:p>22:38:00</text:p>
          </table:table-cell>
          <table:table-cell table:style-name="ce6" table:formula="of:=[.B4]+0-[.B$3]" office:value-type="time" office:time-value="PT01H42M00S" calcext:value-type="time">
            <text:p>01:42:00</text:p>
          </table:table-cell>
          <table:table-cell table:style-name="ce8" table:formula="of:=[.C4]*24*60*60" office:value-type="float" office:value="6120" calcext:value-type="float">
            <text:p>6120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13026.4711771866" calcext:value-type="float">
            <text:p>13026</text:p>
          </table:table-cell>
          <table:table-cell table:style-name="ce11" table:formula="of:=[.E4]-[.N$2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06H59M00S" calcext:value-type="time">
            <text:p>06:59:00</text:p>
          </table:table-cell>
          <table:table-cell table:style-name="ce8" table:formula="of:=[.C5]*24*60*60" office:value-type="float" office:value="25140" calcext:value-type="float">
            <text:p>25140</text:p>
          </table:table-cell>
          <table:table-cell table:style-name="ce11" office:value-type="float" office:value="74.5" calcext:value-type="float">
            <text:p>74.5</text:p>
          </table:table-cell>
          <table:table-cell table:number-columns-repeated="2"/>
          <table:table-cell table:style-name="ce12" table:formula="of:=[.Q$3]*EXP(-[.D3]/[.I$2])+[.N$2]" office:value-type="float" office:value="96" calcext:value-type="float">
            <text:p>9.60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10]))" office:value-type="float" office:value="2.33756808095978" calcext:value-type="float">
            <text:p>2.34</text:p>
          </table:table-cell>
          <table:table-cell table:number-columns-repeated="4"/>
          <table:table-cell table:style-name="ce45" table:formula="of:=[.D5]+[.F$49]" office:value-type="float" office:value="32046.4711771866" calcext:value-type="float">
            <text:p>32046</text:p>
          </table:table-cell>
          <table:table-cell table:style-name="ce11" table:formula="of:=[.E5]-[.N$2]" office:value-type="float" office:value="54.5" calcext:value-type="float">
            <text:p>54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1H50M00S" calcext:value-type="time">
            <text:p>11:50:00</text:p>
          </table:table-cell>
          <table:table-cell table:style-name="ce6" table:formula="of:=[.B6]+1-[.B$3]" office:value-type="time" office:time-value="PT14H54M00S" calcext:value-type="time">
            <text:p>14:54:00</text:p>
          </table:table-cell>
          <table:table-cell table:style-name="ce8" table:formula="of:=[.C6]*24*60*60" office:value-type="float" office:value="53640" calcext:value-type="float">
            <text:p>5364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Q$3]*EXP(-[.D4]/[.I$2])+[.N$2]" office:value-type="float" office:value="91.0364425197129" calcext:value-type="float">
            <text:p>9.10E+01</text:p>
          </table:table-cell>
          <table:table-cell table:style-name="ce12" table:formula="of:=[.H6]-[.E4]" office:value-type="float" office:value="2.03644251971286" calcext:value-type="float">
            <text:p>2.04E+00</text:p>
          </table:table-cell>
          <table:table-cell table:style-name="ce12" table:formula="of:=[.I6]^2" office:value-type="float" office:value="4.14709813609448" calcext:value-type="float">
            <text:p>4.15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60546.4711771866" calcext:value-type="float">
            <text:p>60546</text:p>
          </table:table-cell>
          <table:table-cell table:style-name="ce11" table:formula="of:=[.E6]-[.N$2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5H00M00S" calcext:value-type="time">
            <text:p>15:00:00</text:p>
          </table:table-cell>
          <table:table-cell table:style-name="ce6" table:formula="of:=[.B7]+1-[.B$3]" office:value-type="time" office:time-value="PT18H04M00S" calcext:value-type="time">
            <text:p>18:04:00</text:p>
          </table:table-cell>
          <table:table-cell table:style-name="ce8" table:formula="of:=[.C7]*24*60*60" office:value-type="float" office:value="65040" calcext:value-type="float">
            <text:p>65040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/>
          <table:table-cell table:style-name="ce12" table:formula="of:=[.Q$3]*EXP(-[.D5]/[.I$2])+[.N$2]" office:value-type="float" office:value="77.5865077773221" calcext:value-type="float">
            <text:p>7.76E+01</text:p>
          </table:table-cell>
          <table:table-cell table:style-name="ce12" table:formula="of:=[.H7]-[.E5]" office:value-type="float" office:value="3.08650777732214" calcext:value-type="float">
            <text:p>3.09E+00</text:p>
          </table:table-cell>
          <table:table-cell table:style-name="ce12" table:formula="of:=[.I7]^2" office:value-type="float" office:value="9.52653025947006" calcext:value-type="float">
            <text:p>9.53E+00</text:p>
          </table:table-cell>
          <table:table-cell table:style-name="ce12"/>
          <table:table-cell table:number-columns-repeated="4"/>
          <table:table-cell table:style-name="ce45" table:formula="of:=[.D7]+[.F$49]" office:value-type="float" office:value="71946.4711771866" calcext:value-type="float">
            <text:p>71946</text:p>
          </table:table-cell>
          <table:table-cell table:style-name="ce11" table:formula="of:=[.E7]-[.N$2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23H13M00S" calcext:value-type="time">
            <text:p>23:13:00</text:p>
          </table:table-cell>
          <table:table-cell table:style-name="ce6" table:formula="of:=[.B8]+1-[.B$3]" office:value-type="time" office:time-value="PT26H17M00S" calcext:value-type="time">
            <text:p>26:17:00</text:p>
          </table:table-cell>
          <table:table-cell table:style-name="ce8" table:formula="of:=[.C8]*24*60*60" office:value-type="float" office:value="94620" calcext:value-type="float">
            <text:p>94620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/>
          <table:table-cell table:style-name="ce12" table:formula="of:=[.Q$3]*EXP(-[.D6]/[.I$2])+[.N$2]" office:value-type="float" office:value="62.0459177262924" calcext:value-type="float">
            <text:p>6.20E+01</text:p>
          </table:table-cell>
          <table:table-cell table:style-name="ce12" table:formula="of:=[.H8]-[.E6]" office:value-type="float" office:value="3.04591772629237" calcext:value-type="float">
            <text:p>3.05E+00</text:p>
          </table:table-cell>
          <table:table-cell table:style-name="ce12" table:formula="of:=[.I8]^2" office:value-type="float" office:value="9.27761479534206" calcext:value-type="float">
            <text:p>9.28E+00</text:p>
          </table:table-cell>
          <table:table-cell table:style-name="ce12"/>
          <table:table-cell table:number-columns-repeated="4"/>
          <table:table-cell table:style-name="ce45" table:formula="of:=[.D8]+[.F$49]" office:value-type="float" office:value="101526.471177187" calcext:value-type="float">
            <text:p>101526</text:p>
          </table:table-cell>
          <table:table-cell table:style-name="ce11" table:formula="of:=[.E8]-[.N$2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7]/[.I$2])+[.N$2]" office:value-type="float" office:value="57.0753341311317" calcext:value-type="float">
            <text:p>5.71E+01</text:p>
          </table:table-cell>
          <table:table-cell table:style-name="ce12" table:formula="of:=[.H9]-[.E7]" office:value-type="float" office:value="2.07533413113171" calcext:value-type="float">
            <text:p>2.08E+00</text:p>
          </table:table-cell>
          <table:table-cell table:style-name="ce12" table:formula="of:=[.I9]^2" office:value-type="float" office:value="4.30701175584022" calcext:value-type="float">
            <text:p>4.31E+00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8]/[.I$2])+[.N$2]" office:value-type="float" office:value="46.7492656408407" calcext:value-type="float">
            <text:p>4.67E+01</text:p>
          </table:table-cell>
          <table:table-cell table:style-name="ce12" table:formula="of:=[.H10]-[.E8]" office:value-type="float" office:value="-0.250734359159317" calcext:value-type="float">
            <text:p>-2.51E-01</text:p>
          </table:table-cell>
          <table:table-cell table:style-name="ce12" table:formula="of:=[.I10]^2" office:value-type="float" office:value="0.0628677188630334" calcext:value-type="float">
            <text:p>6.29E-02</text:p>
          </table:table-cell>
          <table:table-cell table:number-columns-repeated="16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6.8839417395563" calcext:value-type="float">
            <text:p>96.9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3.8892562176435" calcext:value-type="float">
            <text:p>93.9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1.0112158777056" calcext:value-type="float">
            <text:p>91.0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8.2452773049571" calcext:value-type="float">
            <text:p>88.2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5.5870740539273" calcext:value-type="float">
            <text:p>85.6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3.0324097553764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0.5772514917025" calcext:value-type="float">
            <text:p>80.6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78.2177234303812" calcext:value-type="float">
            <text:p>78.2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5.9501007053879" calcext:value-type="float">
            <text:p>76.0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3.7708035369418" calcext:value-type="float">
            <text:p>73.8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1.676391580292" calcext:value-type="float">
            <text:p>71.7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69.6635584946209" calcext:value-type="float">
            <text:p>69.7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67.7291267234934" calcext:value-type="float">
            <text:p>67.7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5.8700424786121" calcext:value-type="float">
            <text:p>65.9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4.0833709189573" calcext:value-type="float">
            <text:p>64.1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2.3662915177045" calcext:value-type="float">
            <text:p>62.4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0.7160936096031" calcext:value-type="float">
            <text:p>60.7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59.1301721117881" calcext:value-type="float">
            <text:p>59.1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62807.8271620103" calcext:value-type="float">
            <text:p>62808</text:p>
          </table:table-cell>
          <table:table-cell table:number-columns-repeated="9"/>
          <table:table-cell table:formula="of:=[.P42]-60*60" office:value-type="float" office:value="59207.8271620103" calcext:value-type="float">
            <text:p>59207.8271620103</text:p>
          </table:table-cell>
          <table:table-cell table:formula="of:=[.C$23]*EXP(-[.P41]/[.I2])" office:value-type="float" office:value="52.026468850283" calcext:value-type="float">
            <text:p>52.026468850283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589184" calcext:value-type="float">
            <text:p>61.589184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57.606023411269" calcext:value-type="float">
            <text:p>57.6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2807.8271620103" calcext:value-type="float">
            <text:p>62808</text:p>
          </table:table-cell>
          <table:table-cell table:formula="of:=[.C$23]*EXP(-[.P42]/[.I$2])" office:value-type="float" office:value="50" calcext:value-type="float">
            <text:p>5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56.141241412605" calcext:value-type="float">
            <text:p>56.1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6407.8271620103" calcext:value-type="float">
            <text:p>66407.8271620103</text:p>
          </table:table-cell>
          <table:table-cell table:formula="of:=[.C$23]*EXP(-[.P43]/[.I$2])" office:value-type="float" office:value="48.0524635872226" calcext:value-type="float">
            <text:p>48.0524635872226</text:p>
          </table:table-cell>
          <table:table-cell table:formula="of:=[.P43]-[.P42]" office:value-type="float" office:value="3600.00000000001" calcext:value-type="float">
            <text:p>3600.00000000001</text:p>
          </table:table-cell>
          <table:table-cell table:formula="of:=[.R43]*[.F44]+[.E41]" office:value-type="float" office:value="58.410816" calcext:value-type="float">
            <text:p>58.410816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4.7335137395245" calcext:value-type="float">
            <text:p>54.7</text:p>
          </table:table-cell>
          <table:table-cell table:number-columns-repeated="2"/>
          <table:table-cell table:style-name="ce12" table:formula="of:=-([.C17]-[.N$2])/[.I2]*EXP(-[.F41]/[.I2])" office:value-type="float" office:value="-0.00044144" calcext:value-type="float">
            <text:p>-4.41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9664768" calcext:value-type="float">
            <text:p>2.97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3.380618084496" calcext:value-type="float">
            <text:p>53.4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9664768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2.0804187004846" calcext:value-type="float">
            <text:p>52.1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0.8308630293579" calcext:value-type="float">
            <text:p>50.8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49.6299784616173" calcext:value-type="float">
            <text:p>49.6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48.4758692223412" calcext:value-type="float">
            <text:p>48.5</text:p>
          </table:table-cell>
          <table:table-cell/>
          <table:table-cell office:value-type="float" office:value="94.129" calcext:value-type="float">
            <text:p>94.129</text:p>
          </table:table-cell>
          <table:table-cell table:style-name="ce29" table:formula="of:=-LN(([.E49]-[.N$2])/([.C$17]-[.N$2]))*[.I$2]" office:value-type="float" office:value="6906.47117718658" calcext:value-type="float">
            <text:p>6906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47.3667133784213" calcext:value-type="float">
            <text:p>47.4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46.300759962371" calcext:value-type="float">
            <text:p>46.3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5.2763262081623" calcext:value-type="float">
            <text:p>45.3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4.2917948947296" calcext:value-type="float">
            <text:p>44.3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3.3456117929455" calcext:value-type="float">
            <text:p>43.3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2.436283212039" calcext:value-type="float">
            <text:p>42.4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1.5623736415824" calcext:value-type="float">
            <text:p>41.6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0.7225034853246" calcext:value-type="float">
            <text:p>40.7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39.9153468832931" calcext:value-type="float">
            <text:p>39.9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39.139629618727" calcext:value-type="float">
            <text:p>39.1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38.3941271065361" calcext:value-type="float">
            <text:p>38.4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37.6776624601114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36.9891046334344" calcext:value-type="float">
            <text:p>37.0</text:p>
          </table:table-cell>
          <table:table-cell table:number-columns-repeated="23"/>
        </table:table-row>
      </table:table>
      <table:table table:name="RunThree" table:style-name="ta1">
        <table:shapes>
          <draw:frame draw:z-index="0" draw:style-name="gr1" draw:text-style-name="P1" svg:width="19.023cm" svg:height="11.13cm" svg:x="9.157cm" svg:y="5.392cm">
            <draw:object draw:notify-on-update-of-ranges="RunThree.P3:RunThree.P8 RunThree.E1:RunThree.E2 RunThree.E3:RunThree.E6 RunThree.B23:RunThree.B62 RunThree.C21:RunThree.C22 RunThree.C23:RunThree.C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hree.P3:RunThree.P6 RunThree.E1:RunThree.E2 RunThree.E3:RunThree.E6 RunThree.B23:RunThree.B62 RunThree.C21:RunThree.C22 RunThree.C23:RunThree.C62 RunThree.P41:RunThree.P43 RunThree.S40:RunThree.S40 RunThree.S41:RunThree.S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4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94808" office:value-type="float" office:value="105476.331111299" calcext:value-type="float">
            <text:p>10547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39" office:value-type="time" office:time-value="PT04H58M00S" calcext:value-type="time">
            <text:p>04:58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2" office:value-type="float" office:value="99.5" calcext:value-type="float">
            <text:p>99.5</text:p>
          </table:table-cell>
          <table:table-cell table:number-columns-repeated="10"/>
          <table:table-cell table:style-name="ce45" table:formula="of:=[.D3]+[.F$49]" office:value-type="float" office:value="2880.23843264744" calcext:value-type="float">
            <text:p>2880</text:p>
          </table:table-cell>
          <table:table-cell table:style-name="ce11" table:formula="of:=[.E3]-[.N$2]" office:value-type="float" office:value="79.5" calcext:value-type="float">
            <text:p>79.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7H23M00S" calcext:value-type="time">
            <text:p>17:23:00</text:p>
          </table:table-cell>
          <table:table-cell table:style-name="ce6" table:formula="of:=[.B4]+0-[.B$3]" office:value-type="time" office:time-value="PT12H25M00S" calcext:value-type="time">
            <text:p>12:25:00</text:p>
          </table:table-cell>
          <table:table-cell table:style-name="ce8" table:formula="of:=[.C4]*24*60*60" office:value-type="float" office:value="44700" calcext:value-type="float">
            <text:p>44700</text:p>
          </table:table-cell>
          <table:table-cell table:style-name="ce22" office:value-type="float" office:value="69" calcext:value-type="float">
            <text:p>69.0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4"/>
          <table:table-cell table:style-name="ce45" table:formula="of:=[.D4]+[.F$49]" office:value-type="float" office:value="47580.2384326474" calcext:value-type="float">
            <text:p>47580</text:p>
          </table:table-cell>
          <table:table-cell table:style-name="ce11" table:formula="of:=[.E4]-[.N$2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22H57M00S" calcext:value-type="time">
            <text:p>22:57:00</text:p>
          </table:table-cell>
          <table:table-cell table:style-name="ce8" table:formula="of:=[.C5]*24*60*60" office:value-type="float" office:value="82620" calcext:value-type="float">
            <text:p>82620</text:p>
          </table:table-cell>
          <table:table-cell table:style-name="ce22" office:value-type="float" office:value="54" calcext:value-type="float">
            <text:p>54.0</text:p>
          </table:table-cell>
          <table:table-cell table:number-columns-repeated="2"/>
          <table:table-cell table:style-name="ce12" table:formula="of:=[.Q$3]*EXP(-[.D3]/[.I$2])+[.N$2]" office:value-type="float" office:value="99.5" calcext:value-type="float">
            <text:p>9.9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35" table:formula="of:=SQRT(AVERAGE([.J6:.J8]))" office:value-type="float" office:value="2.20829704034445" calcext:value-type="float">
            <text:p>2.21</text:p>
          </table:table-cell>
          <table:table-cell table:number-columns-repeated="4"/>
          <table:table-cell table:style-name="ce45" table:formula="of:=[.D5]+[.F$49]" office:value-type="float" office:value="85500.2384326475" calcext:value-type="float">
            <text:p>85500</text:p>
          </table:table-cell>
          <table:table-cell table:style-name="ce11" table:formula="of:=[.E5]-[.N$2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time" office:time-value="PT15H33M00S" calcext:value-type="time">
            <text:p>15:33:00</text:p>
          </table:table-cell>
          <table:table-cell table:style-name="ce6" table:formula="of:=[.B6]+1-[.B$3]" office:value-type="time" office:time-value="PT34H35M00S" calcext:value-type="time">
            <text:p>34:35:00</text:p>
          </table:table-cell>
          <table:table-cell table:style-name="ce8" table:formula="of:=[.C6]*24*60*60" office:value-type="float" office:value="124500" calcext:value-type="float">
            <text:p>124500</text:p>
          </table:table-cell>
          <table:table-cell table:style-name="ce22" office:value-type="float" office:value="44.5" calcext:value-type="float">
            <text:p>44.5</text:p>
          </table:table-cell>
          <table:table-cell table:number-columns-repeated="2"/>
          <table:table-cell table:style-name="ce12" table:formula="of:=[.Q$3]*EXP(-[.D4]/[.I$2])+[.N$2]" office:value-type="float" office:value="72.0375337795917" calcext:value-type="float">
            <text:p>7.20E+01</text:p>
          </table:table-cell>
          <table:table-cell table:style-name="ce12" table:formula="of:=[.H6]-[.E4]" office:value-type="float" office:value="3.03753377959168" calcext:value-type="float">
            <text:p>3.04E+00</text:p>
          </table:table-cell>
          <table:table-cell table:style-name="ce12" table:formula="of:=[.I6]^2" office:value-type="float" office:value="9.22661146216054" calcext:value-type="float">
            <text:p>9.23E+00</text:p>
          </table:table-cell>
          <table:table-cell table:style-name="ce12"/>
          <table:table-cell table:number-columns-repeated="4"/>
          <table:table-cell table:style-name="ce45" table:formula="of:=[.D6]+[.F$49]" office:value-type="float" office:value="127380.238432647" calcext:value-type="float">
            <text:p>127380</text:p>
          </table:table-cell>
          <table:table-cell table:style-name="ce11" table:formula="of:=[.E6]-[.N$2]" office:value-type="float" office:value="24.5" calcext:value-type="float">
            <text:p>24.5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5]/[.I$2])+[.N$2]" office:value-type="float" office:value="56.3230790469022" calcext:value-type="float">
            <text:p>5.63E+01</text:p>
          </table:table-cell>
          <table:table-cell table:style-name="ce12" table:formula="of:=[.H7]-[.E5]" office:value-type="float" office:value="2.32307904690219" calcext:value-type="float">
            <text:p>2.32E+00</text:p>
          </table:table-cell>
          <table:table-cell table:style-name="ce12" table:formula="of:=[.I7]^2" office:value-type="float" office:value="5.39669625815597" calcext:value-type="float">
            <text:p>5.40E+00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Q$3]*EXP(-[.D6]/[.I$2])+[.N$2]" office:value-type="float" office:value="44.4198767520271" calcext:value-type="float">
            <text:p>4.44E+01</text:p>
          </table:table-cell>
          <table:table-cell table:style-name="ce12" table:formula="of:=[.H8]-[.E6]" office:value-type="float" office:value="-0.0801232479728782" calcext:value-type="float">
            <text:p>-8.01E-02</text:p>
          </table:table-cell>
          <table:table-cell table:style-name="ce12" table:formula="of:=[.I8]^2" office:value-type="float" office:value="0.00641973486572333" calcext:value-type="float">
            <text:p>6.42E-03</text:p>
          </table:table-cell>
          <table:table-cell table:style-name="ce12"/>
          <table:table-cell table:number-columns-repeated="4"/>
          <table:table-cell table:style-name="ce45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17]-[.N$2])*EXP(-[.B23]/[.I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17]-[.N$2])*EXP(-[.B24]/[.I$2])+[.N$2]" office:value-type="float" office:value="97.3156006429678" calcext:value-type="float">
            <text:p>97.3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([.C$17]-[.N$2])*EXP(-[.B25]/[.I$2])+[.N$2]" office:value-type="float" office:value="94.7212762847861" calcext:value-type="float">
            <text:p>94.7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([.C$17]-[.N$2])*EXP(-[.B26]/[.I$2])+[.N$2]" office:value-type="float" office:value="92.2140044595923" calcext:value-type="float">
            <text:p>92.2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([.C$17]-[.N$2])*EXP(-[.B27]/[.I$2])+[.N$2]" office:value-type="float" office:value="89.7908641203417" calcext:value-type="float">
            <text:p>89.8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([.C$17]-[.N$2])*EXP(-[.B28]/[.I$2])+[.N$2]" office:value-type="float" office:value="87.4490322356996" calcext:value-type="float">
            <text:p>87.4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([.C$17]-[.N$2])*EXP(-[.B29]/[.I$2])+[.N$2]" office:value-type="float" office:value="85.1857805011252" calcext:value-type="float">
            <text:p>85.2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([.C$17]-[.N$2])*EXP(-[.B30]/[.I$2])+[.N$2]" office:value-type="float" office:value="82.9984721603144" calcext:value-type="float">
            <text:p>83.0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([.C$17]-[.N$2])*EXP(-[.B31]/[.I$2])+[.N$2]" office:value-type="float" office:value="80.8845589333" calcext:value-type="float">
            <text:p>80.9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([.C$17]-[.N$2])*EXP(-[.B32]/[.I$2])+[.N$2]" office:value-type="float" office:value="78.8415780476282" calcext:value-type="float">
            <text:p>78.8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([.C$17]-[.N$2])*EXP(-[.B33]/[.I$2])+[.N$2]" office:value-type="float" office:value="76.8671493691556" calcext:value-type="float">
            <text:p>76.9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([.C$17]-[.N$2])*EXP(-[.B34]/[.I$2])+[.N$2]" office:value-type="float" office:value="74.9589726291204" calcext:value-type="float">
            <text:p>75.0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([.C$17]-[.N$2])*EXP(-[.B35]/[.I$2])+[.N$2]" office:value-type="float" office:value="73.1148247442609" calcext:value-type="float">
            <text:p>73.1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([.C$17]-[.N$2])*EXP(-[.B36]/[.I$2])+[.N$2]" office:value-type="float" office:value="71.3325572268563" calcext:value-type="float">
            <text:p>71.3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([.C$17]-[.N$2])*EXP(-[.B37]/[.I$2])+[.N$2]" office:value-type="float" office:value="69.6100936816739" calcext:value-type="float">
            <text:p>69.6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([.C$17]-[.N$2])*EXP(-[.B38]/[.I$2])+[.N$2]" office:value-type="float" office:value="67.9454273869065" calcext:value-type="float">
            <text:p>67.9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([.C$17]-[.N$2])*EXP(-[.B39]/[.I$2])+[.N$2]" office:value-type="float" office:value="66.3366189562809" calcext:value-type="float">
            <text:p>66.3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([.C$17]-[.N$2])*EXP(-[.B40]/[.I$2])+[.N$2]" office:value-type="float" office:value="64.7817940796149" calcext:value-type="float">
            <text:p>64.8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([.C$17]-[.N$2])*EXP(-[.B41]/[.I$2])+[.N$2]" office:value-type="float" office:value="63.2791413391891" calcext:value-type="float">
            <text:p>63.3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41]-[.N$2])/([.C$17]-[.N$2]))*[.I$2]" office:value-type="float" office:value="73110.6215256039" calcext:value-type="float">
            <text:p>73111</text:p>
          </table:table-cell>
          <table:table-cell table:number-columns-repeated="9"/>
          <table:table-cell table:formula="of:=[.P42]-60*60" office:value-type="float" office:value="69510.6215256039" calcext:value-type="float">
            <text:p>69510.6215256039</text:p>
          </table:table-cell>
          <table:table-cell table:formula="of:=[.C$23]*EXP(-[.P41]/[.I$2])" office:value-type="float" office:value="51.7360011011416" calcext:value-type="float">
            <text:p>51.7360011011416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3652352" calcext:value-type="float">
            <text:p>61.3652352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([.C$17]-[.N$2])*EXP(-[.B42]/[.I$2])+[.N$2]" office:value-type="float" office:value="61.8269100993913" calcext:value-type="float">
            <text:p>61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73110.6215256039" calcext:value-type="float">
            <text:p>73111</text:p>
          </table:table-cell>
          <table:table-cell table:formula="of:=[.C$23]*EXP(-[.P42]/[.I$2])" office:value-type="float" office:value="50.0000000000001" calcext:value-type="float">
            <text:p>50.0000000000001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([.C$17]-[.N$2])*EXP(-[.B43]/[.I$2])+[.N$2]" office:value-type="float" office:value="60.4234084671732" calcext:value-type="float">
            <text:p>60.4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76710.6215256039" calcext:value-type="float">
            <text:p>76710.6215256039</text:p>
          </table:table-cell>
          <table:table-cell table:formula="of:=[.C$23]*EXP(-[.P43]/[.I$2])" office:value-type="float" office:value="48.322250401855" calcext:value-type="float">
            <text:p>48.322250401855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6347648" calcext:value-type="float">
            <text:p>58.6347648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([.C$17]-[.N$2])*EXP(-[.B44]/[.I$2])+[.N$2]" office:value-type="float" office:value="59.067001320944" calcext:value-type="float">
            <text:p>59.1</text:p>
          </table:table-cell>
          <table:table-cell table:number-columns-repeated="2"/>
          <table:table-cell table:style-name="ce12" table:formula="of:=-([.C17]-[.N$2])/[.I2]*EXP(-[.F41]/[.I2])" office:value-type="float" office:value="-0.000379232" calcext:value-type="float">
            <text:p>-3.79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54843904" calcext:value-type="float">
            <text:p>2.55</text:p>
          </table:table-cell>
          <table:table-cell table:number-columns-repeated="17"/>
        </table:table-row>
        <table:table-row table:style-name="ro1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([.C$17]-[.N$2])*EXP(-[.B45]/[.I$2])+[.N$2]" office:value-type="float" office:value="57.7561084056051" calcext:value-type="float">
            <text:p>57.8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54843904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([.C$17]-[.N$2])*EXP(-[.B46]/[.I$2])+[.N$2]" office:value-type="float" office:value="56.4892024915045" calcext:value-type="float">
            <text:p>56.5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([.C$17]-[.N$2])*EXP(-[.B47]/[.I$2])+[.N$2]" office:value-type="float" office:value="55.2648075951694" calcext:value-type="float">
            <text:p>55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([.C$17]-[.N$2])*EXP(-[.B48]/[.I$2])+[.N$2]" office:value-type="float" office:value="54.0814972597402" calcext:value-type="float">
            <text:p>54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([.C$17]-[.N$2])*EXP(-[.B49]/[.I$2])+[.N$2]" office:value-type="float" office:value="52.9378928931059" calcext:value-type="float">
            <text:p>52.9</text:p>
          </table:table-cell>
          <table:table-cell/>
          <table:table-cell office:value-type="float" office:value="97.845" calcext:value-type="float">
            <text:p>97.845</text:p>
          </table:table-cell>
          <table:table-cell table:style-name="ce29" table:formula="of:=-LN(([.E49]-[.N$2])/([.C$17]-[.N$2]))*[.I$2]" office:value-type="float" office:value="2880.23843264744" calcext:value-type="float">
            <text:p>2880</text:p>
          </table:table-cell>
          <table:table-cell table:number-columns-repeated="20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([.C$17]-[.N$2])*EXP(-[.B50]/[.I$2])+[.N$2]" office:value-type="float" office:value="51.8326621618028" calcext:value-type="float">
            <text:p>51.8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([.C$17]-[.N$2])*EXP(-[.B51]/[.I$2])+[.N$2]" office:value-type="float" office:value="50.7645174388058" calcext:value-type="float">
            <text:p>50.8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([.C$17]-[.N$2])*EXP(-[.B52]/[.I$2])+[.N$2]" office:value-type="float" office:value="49.7322143034041" calcext:value-type="float">
            <text:p>49.7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([.C$17]-[.N$2])*EXP(-[.B53]/[.I$2])+[.N$2]" office:value-type="float" office:value="48.7345500914141" calcext:value-type="float">
            <text:p>48.7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([.C$17]-[.N$2])*EXP(-[.B54]/[.I$2])+[.N$2]" office:value-type="float" office:value="47.770362494039" calcext:value-type="float">
            <text:p>47.8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([.C$17]-[.N$2])*EXP(-[.B55]/[.I$2])+[.N$2]" office:value-type="float" office:value="46.8385282037447" calcext:value-type="float">
            <text:p>46.8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([.C$17]-[.N$2])*EXP(-[.B56]/[.I$2])+[.N$2]" office:value-type="float" office:value="45.9379616055719" calcext:value-type="float">
            <text:p>45.9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([.C$17]-[.N$2])*EXP(-[.B57]/[.I$2])+[.N$2]" office:value-type="float" office:value="45.0676135123629" calcext:value-type="float">
            <text:p>45.1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([.C$17]-[.N$2])*EXP(-[.B58]/[.I$2])+[.N$2]" office:value-type="float" office:value="44.2264699424264" calcext:value-type="float">
            <text:p>44.2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([.C$17]-[.N$2])*EXP(-[.B59]/[.I$2])+[.N$2]" office:value-type="float" office:value="43.4135509382188" calcext:value-type="float">
            <text:p>43.4</text:p>
          </table:table-cell>
          <table:table-cell table:number-columns-repeated="23"/>
        </table:table-row>
        <table:table-row table:style-name="ro1">
          <table:table-cell/>
          <table:table-cell table:formula="of:=[.B59]+60*60" office:value-type="float" office:value="133200" calcext:value-type="float">
            <text:p>133200</text:p>
          </table:table-cell>
          <table:table-cell table:formula="of:=([.C$17]-[.N$2])*EXP(-[.B60]/[.I$2])+[.N$2]" office:value-type="float" office:value="42.6279094246639" calcext:value-type="float">
            <text:p>42.6</text:p>
          </table:table-cell>
          <table:table-cell table:number-columns-repeated="23"/>
        </table:table-row>
        <table:table-row table:style-name="ro1">
          <table:table-cell/>
          <table:table-cell table:formula="of:=[.B60]+60*60" office:value-type="float" office:value="136800" calcext:value-type="float">
            <text:p>136800</text:p>
          </table:table-cell>
          <table:table-cell table:formula="of:=([.C$17]-[.N$2])*EXP(-[.B61]/[.I$2])+[.N$2]" office:value-type="float" office:value="41.868630105782" calcext:value-type="float">
            <text:p>41.9</text:p>
          </table:table-cell>
          <table:table-cell table:number-columns-repeated="23"/>
        </table:table-row>
        <table:table-row table:style-name="ro1">
          <table:table-cell/>
          <table:table-cell table:formula="of:=[.B61]+60*60" office:value-type="float" office:value="140400" calcext:value-type="float">
            <text:p>140400</text:p>
          </table:table-cell>
          <table:table-cell table:formula="of:=([.C$17]-[.N$2])*EXP(-[.B62]/[.I$2])+[.N$2]" office:value-type="float" office:value="41.1348283983428" calcext:value-type="float">
            <text:p>41.1</text:p>
          </table:table-cell>
          <table:table-cell table:number-columns-repeated="23"/>
        </table:table-row>
      </table:table>
      <table:table table:name="BarnyRunNewStopperOne" table:style-name="ta1">
        <office:forms form:automatic-focus="false" form:apply-design-mode="false"/>
        <table:shapes>
          <draw:frame draw:z-index="0" draw:style-name="gr1" draw:text-style-name="P1" svg:width="19.023cm" svg:height="11.13cm" svg:x="8.544cm" svg:y="13.244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9.766cm" svg:height="11.118cm" svg:x="29.693cm" svg:y="13.267cm">
            <draw:object draw:notify-on-update-of-ranges="BarnyRunNewStopperOne.P3:BarnyRunNewStopperOne.P19 BarnyRunNewStopperOne.E1:BarnyRunNewStopperOne.E2 BarnyRunNewStopperOne.E3:BarnyRunNewStopperOne.E19 BarnyRunNewStopperOne.B31:BarnyRunNewStopperOne.B70 BarnyRunNewStopperOne.C29:BarnyRunNewStopperOne.C30 BarnyRunNewStopperOne.C31:BarnyRunNewStopperOne.C70 BarnyRunNewStopperOne.P58:BarnyRunNewStopperOne.P60 BarnyRunNewStopperOne.S57:BarnyRunNewStopperOne.S57 BarnyRunNewStopperOne.S58:BarnyRunNewStopperOne.S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9.766cm" svg:height="11.118cm" svg:x="17.072cm" svg:y="28.877cm">
            <draw:object draw:notify-on-update-of-ranges="RunOne.B23:RunOne.B62 BarnyRunNewStopperOne.K71:BarnyRunNewStopperOne.K71 RunOne.C23:RunOne.C62 RunTwo.B23:RunTwo.B62 BarnyRunNewStopperOne.K72:BarnyRunNewStopperOne.K72 RunTwo.C23:RunTwo.C62 RunThree.B23:RunThree.B62 BarnyRunNewStopperOne.K73:BarnyRunNewStopperOne.K73 RunThree.C23:RunThree.C62 BarnyRunNewStopperOne.B31:BarnyRunNewStopperOne.B70 BarnyRunNewStopperOne.K74:BarnyRunNewStopperOne.K74 BarnyRunNewStopperOne.C31:BarnyRunNewStopperOne.C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4" office:value-type="string" calcext:value-type="string">
            <text:p>Meas. Temp.</text:p>
          </table:table-cell>
          <table:table-cell table:style-name="ce4" office:value-type="string" calcext:value-type="string">
            <text:p>Meas. Differentials</text:p>
          </table:table-cell>
          <table:table-cell table:style-name="ce9" office:value-type="string" calcext:value-type="string">
            <text:p>Energy change</text:p>
          </table:table-cell>
          <table:table-cell table:number-columns-repeated="3"/>
          <table:table-cell table:style-name="ce50" office:value-type="string" calcext:value-type="string">
            <text:p>Fit constant</text:p>
          </table:table-cell>
          <table:table-cell table:number-columns-repeated="2"/>
          <table:table-cell table:style-name="ce50" office:value-type="string" calcext:value-type="string">
            <text:p>T<text:span text:style-name="T1">final</text:span></text:p>
          </table:table-cell>
          <table:table-cell/>
          <table:table-cell table:style-name="ce43" office:value-type="string" calcext:value-type="string">
            <text:p>Model offset</text:p>
          </table:table-cell>
          <table:table-cell table:style-name="ce9" office:value-type="string" calcext:value-type="string">
            <text:p>Temp. offset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9" office:value-type="string" calcext:value-type="string">
            <text:p>(s)</text:p>
          </table:table-cell>
          <table:table-cell table:style-name="ce27" office:value-type="string" calcext:value-type="string">
            <text:p>(℃)</text:p>
          </table:table-cell>
          <table:table-cell table:style-name="ce27" office:value-type="string" calcext:value-type="string">
            <text:p><text:span text:style-name="T2">(℃</text:span>/s)</text:p>
          </table:table-cell>
          <table:table-cell table:style-name="ce27" office:value-type="string" calcext:value-type="string">
            <text:p>W</text:p>
          </table:table-cell>
          <table:table-cell table:number-columns-repeated="3"/>
          <table:table-cell table:style-name="ce29" table:formula="of:=1/0.000011628" office:value-type="float" office:value="85999.312005504" calcext:value-type="float">
            <text:p>859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44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7H41M59.999998994S" calcext:value-type="time">
            <text:p>09:42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6" office:value-type="float" office:value="69.9" calcext:value-type="float">
            <text:p>69.9</text:p>
          </table:table-cell>
          <table:table-cell table:style-name="ce60" table:formula="of:=([.E3]-[.E4])/([.D3]-[.D4])" office:value-type="float" office:value="-0.000574712643347866" calcext:value-type="float">
            <text:p>-5.75E-04</text:p>
          </table:table-cell>
          <table:table-cell table:style-name="ce62" table:formula="of:=[.F3]*[.I$57]*[.I$59]" office:value-type="float" office:value="-3.86206896329766" calcext:value-type="float">
            <text:p>-3.86</text:p>
          </table:table-cell>
          <table:table-cell table:number-columns-repeated="8"/>
          <table:table-cell table:style-name="ce45" table:formula="of:=[.D3]+[.F$66]" office:value-type="float" office:value="40750.8617969237" calcext:value-type="float">
            <text:p>40751</text:p>
          </table:table-cell>
          <table:table-cell table:style-name="ce11" table:formula="of:=[.E3]-[.N$2]" office:value-type="float" office:value="49.9" calcext:value-type="float">
            <text:p>49.9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11M00.000000056S" calcext:value-type="time">
            <text:p>10:11:00</text:p>
          </table:table-cell>
          <table:table-cell table:style-name="ce6" table:formula="of:=[.B4]+0-[.B$3]" office:value-type="time" office:time-value="PT00H29M00.000001S" calcext:value-type="time">
            <text:p>00:29:00</text:p>
          </table:table-cell>
          <table:table-cell table:style-name="ce41" table:formula="of:=[.C4]*24*60*60" office:value-type="float" office:value="1740.000001" calcext:value-type="float">
            <text:p>1740</text:p>
          </table:table-cell>
          <table:table-cell table:style-name="ce16" office:value-type="float" office:value="68.9" calcext:value-type="float">
            <text:p>68.9</text:p>
          </table:table-cell>
          <table:table-cell table:style-name="ce60" table:formula="of:=([.E4]-[.E5])/([.D4]-[.D5])" office:value-type="float" office:value="-0.000530303030303033" calcext:value-type="float">
            <text:p>-5.30E-04</text:p>
          </table:table-cell>
          <table:table-cell table:style-name="ce62" table:formula="of:=[.F4]*[.I$57]*[.I$59]" office:value-type="float" office:value="-3.56363636363638" calcext:value-type="float">
            <text:p>-3.56</text:p>
          </table:table-cell>
          <table:table-cell table:number-columns-repeated="5"/>
          <table:table-cell table:style-name="ce43" office:value-type="string" calcext:value-type="string">
            <text:p>Mean square error (℃)</text:p>
          </table:table-cell>
          <table:table-cell table:number-columns-repeated="2"/>
          <table:table-cell table:style-name="ce45" table:formula="of:=[.D4]+[.F$66]" office:value-type="float" office:value="42490.8617979237" calcext:value-type="float">
            <text:p>42491</text:p>
          </table:table-cell>
          <table:table-cell table:style-name="ce11" table:formula="of:=[.E4]-[.N$2]" office:value-type="float" office:value="48.9" calcext:value-type="float">
            <text:p>48.9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33M00.000000168S" calcext:value-type="time">
            <text:p>10:33:00</text:p>
          </table:table-cell>
          <table:table-cell table:style-name="ce6" table:formula="of:=[.B5]+0-[.B$3]" office:value-type="time" office:time-value="PT00H51M00.000001S" calcext:value-type="time">
            <text:p>00:51:00</text:p>
          </table:table-cell>
          <table:table-cell table:style-name="ce41" table:formula="of:=[.C5]*24*60*60" office:value-type="float" office:value="3060.000001" calcext:value-type="float">
            <text:p>3060</text:p>
          </table:table-cell>
          <table:table-cell table:style-name="ce16" office:value-type="float" office:value="68.2" calcext:value-type="float">
            <text:p>68.2</text:p>
          </table:table-cell>
          <table:table-cell table:style-name="ce60" table:formula="of:=([.E5]-[.E6])/([.D5]-[.D6])" office:value-type="float" office:value="-0.000606060606060615" calcext:value-type="float">
            <text:p>-6.06E-04</text:p>
          </table:table-cell>
          <table:table-cell table:style-name="ce62" table:formula="of:=[.F5]*[.I$57]*[.I$59]" office:value-type="float" office:value="-4.07272727272733" calcext:value-type="float">
            <text:p>-4.07</text:p>
          </table:table-cell>
          <table:table-cell table:number-columns-repeated="2"/>
          <table:table-cell table:style-name="ce12" table:formula="of:=[.Q$3]*EXP(-[.D3]/[.K$2])+[.N$2]" office:value-type="float" office:value="69.9" calcext:value-type="float">
            <text:p>6.99E+01</text:p>
          </table:table-cell>
          <table:table-cell table:style-name="ce12" table:formula="of:=[.J5]-[.E3]" office:value-type="float" office:value="0" calcext:value-type="float">
            <text:p>0.00E+00</text:p>
          </table:table-cell>
          <table:table-cell table:style-name="ce12" table:formula="of:=[.K5]^2" office:value-type="float" office:value="0" calcext:value-type="float">
            <text:p>0.00E+00</text:p>
          </table:table-cell>
          <table:table-cell table:style-name="ce35" table:formula="of:=SQRT(AVERAGE([.L6:.L21]))" office:value-type="float" office:value="0.159186341594769" calcext:value-type="float">
            <text:p>0.16</text:p>
          </table:table-cell>
          <table:table-cell table:number-columns-repeated="2"/>
          <table:table-cell table:style-name="ce45" table:formula="of:=[.D5]+[.F$66]" office:value-type="float" office:value="43810.8617979237" calcext:value-type="float">
            <text:p>43811</text:p>
          </table:table-cell>
          <table:table-cell table:style-name="ce11" table:formula="of:=[.E5]-[.N$2]" office:value-type="float" office:value="48.2" calcext:value-type="float">
            <text:p>48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8H43M59.999999385S" calcext:value-type="time">
            <text:p>10:44:00</text:p>
          </table:table-cell>
          <table:table-cell table:style-name="ce6" table:formula="of:=[.B6]+0-[.B$3]" office:value-type="time" office:time-value="PT01H02M00.000001S" calcext:value-type="time">
            <text:p>01:02:00</text:p>
          </table:table-cell>
          <table:table-cell table:style-name="ce41" table:formula="of:=[.C6]*24*60*60" office:value-type="float" office:value="3720.000001" calcext:value-type="float">
            <text:p>3720</text:p>
          </table:table-cell>
          <table:table-cell table:style-name="ce16" office:value-type="float" office:value="67.8" calcext:value-type="float">
            <text:p>67.8</text:p>
          </table:table-cell>
          <table:table-cell table:style-name="ce60" table:formula="of:=([.E6]-[.E7])/([.D6]-[.D7])" office:value-type="float" office:value="-0.000645161290322582" calcext:value-type="float">
            <text:p>-6.45E-04</text:p>
          </table:table-cell>
          <table:table-cell table:style-name="ce62" table:formula="of:=[.F6]*[.I$57]*[.I$59]" office:value-type="float" office:value="-4.33548387096775" calcext:value-type="float">
            <text:p>-4.34</text:p>
          </table:table-cell>
          <table:table-cell table:number-columns-repeated="2"/>
          <table:table-cell table:style-name="ce12" table:formula="of:=[.Q$3]*EXP(-[.D4]/[.K$2])+[.N$2]" office:value-type="float" office:value="68.900532341257" calcext:value-type="float">
            <text:p>6.89E+01</text:p>
          </table:table-cell>
          <table:table-cell table:style-name="ce12" table:formula="of:=[.J6]-[.E4]" office:value-type="float" office:value="0.000532341257013513" calcext:value-type="float">
            <text:p>5.32E-04</text:p>
          </table:table-cell>
          <table:table-cell table:style-name="ce12" table:formula="of:=[.K6]^2" office:value-type="float" office:value="0.00000028338721391873" calcext:value-type="float">
            <text:p>2.83E-07</text:p>
          </table:table-cell>
          <table:table-cell table:style-name="ce12"/>
          <table:table-cell table:number-columns-repeated="2"/>
          <table:table-cell table:style-name="ce45" table:formula="of:=[.D6]+[.F$66]" office:value-type="float" office:value="44470.8617979237" calcext:value-type="float">
            <text:p>44471</text:p>
          </table:table-cell>
          <table:table-cell table:style-name="ce11" table:formula="of:=[.E6]-[.N$2]" office:value-type="float" office:value="47.8" calcext:value-type="float">
            <text:p>47.8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79H15M00S" calcext:value-type="time">
            <text:p>11:15:00</text:p>
          </table:table-cell>
          <table:table-cell table:style-name="ce6" table:formula="of:=[.B7]+0-[.B$3]" office:value-type="time" office:time-value="PT01H33M00.000001S" calcext:value-type="time">
            <text:p>01:33:00</text:p>
          </table:table-cell>
          <table:table-cell table:style-name="ce41" table:formula="of:=[.C7]*24*60*60" office:value-type="float" office:value="5580.000001" calcext:value-type="float">
            <text:p>5580</text:p>
          </table:table-cell>
          <table:table-cell table:style-name="ce16" office:value-type="float" office:value="66.6" calcext:value-type="float">
            <text:p>66.6</text:p>
          </table:table-cell>
          <table:table-cell table:style-name="ce60" table:formula="of:=([.E7]-[.E8])/([.D7]-[.D8])" office:value-type="float" office:value="-0.000531914893617021" calcext:value-type="float">
            <text:p>-5.32E-04</text:p>
          </table:table-cell>
          <table:table-cell table:style-name="ce62" table:formula="of:=[.F7]*[.I$57]*[.I$59]" office:value-type="float" office:value="-3.57446808510638" calcext:value-type="float">
            <text:p>-3.57</text:p>
          </table:table-cell>
          <table:table-cell table:number-columns-repeated="2"/>
          <table:table-cell table:style-name="ce12" table:formula="of:=[.Q$3]*EXP(-[.D5]/[.K$2])+[.N$2]" office:value-type="float" office:value="68.15569092004" calcext:value-type="float">
            <text:p>6.82E+01</text:p>
          </table:table-cell>
          <table:table-cell table:style-name="ce12" table:formula="of:=[.J7]-[.E5]" office:value-type="float" office:value="-0.0443090799600014" calcext:value-type="float">
            <text:p>-4.43E-02</text:p>
          </table:table-cell>
          <table:table-cell table:style-name="ce12" table:formula="of:=[.K7]^2" office:value-type="float" office:value="0.0019632945669018" calcext:value-type="float">
            <text:p>1.96E-03</text:p>
          </table:table-cell>
          <table:table-cell table:style-name="ce12"/>
          <table:table-cell table:number-columns-repeated="2"/>
          <table:table-cell table:style-name="ce45" table:formula="of:=[.D7]+[.F$66]" office:value-type="float" office:value="46330.8617979237" calcext:value-type="float">
            <text:p>46331</text:p>
          </table:table-cell>
          <table:table-cell table:style-name="ce11" table:formula="of:=[.E7]-[.N$2]" office:value-type="float" office:value="46.6" calcext:value-type="float">
            <text:p>46.6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0H01M59.999999553S" calcext:value-type="time">
            <text:p>12:02:00</text:p>
          </table:table-cell>
          <table:table-cell table:style-name="ce6" table:formula="of:=[.B8]+0-[.B$3]" office:value-type="time" office:time-value="PT02H20M00.000001S" calcext:value-type="time">
            <text:p>02:20:00</text:p>
          </table:table-cell>
          <table:table-cell table:style-name="ce41" table:formula="of:=[.C8]*24*60*60" office:value-type="float" office:value="8400.000001" calcext:value-type="float">
            <text:p>8400</text:p>
          </table:table-cell>
          <table:table-cell table:style-name="ce16" office:value-type="float" office:value="65.1" calcext:value-type="float">
            <text:p>65.1</text:p>
          </table:table-cell>
          <table:table-cell table:style-name="ce60" table:formula="of:=([.E8]-[.E9])/([.D8]-[.D9])" office:value-type="float" office:value="-0.000537634408602149" calcext:value-type="float">
            <text:p>-5.38E-04</text:p>
          </table:table-cell>
          <table:table-cell table:style-name="ce62" table:formula="of:=[.F8]*[.I$57]*[.I$59]" office:value-type="float" office:value="-3.61290322580644" calcext:value-type="float">
            <text:p>-3.61</text:p>
          </table:table-cell>
          <table:table-cell table:number-columns-repeated="2"/>
          <table:table-cell table:style-name="ce12" table:formula="of:=[.Q$3]*EXP(-[.D6]/[.K$2])+[.N$2]" office:value-type="float" office:value="67.7875355406911" calcext:value-type="float">
            <text:p>6.78E+01</text:p>
          </table:table-cell>
          <table:table-cell table:style-name="ce12" table:formula="of:=[.J8]-[.E6]" office:value-type="float" office:value="-0.0124644593089158" calcext:value-type="float">
            <text:p>-1.25E-02</text:p>
          </table:table-cell>
          <table:table-cell table:style-name="ce12" table:formula="of:=[.K8]^2" office:value-type="float" office:value="0.000155362745863618" calcext:value-type="float">
            <text:p>1.55E-04</text:p>
          </table:table-cell>
          <table:table-cell table:style-name="ce12"/>
          <table:table-cell table:number-columns-repeated="2"/>
          <table:table-cell table:style-name="ce45" table:formula="of:=[.D8]+[.F$66]" office:value-type="float" office:value="49150.8617979237" calcext:value-type="float">
            <text:p>49151</text:p>
          </table:table-cell>
          <table:table-cell table:style-name="ce11" table:formula="of:=[.E8]-[.N$2]" office:value-type="float" office:value="45.1" calcext:value-type="float">
            <text:p>45.1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1H03M59.999999944S" calcext:value-type="time">
            <text:p>13:04:00</text:p>
          </table:table-cell>
          <table:table-cell table:style-name="ce6" table:formula="of:=[.B9]+0-[.B$3]" office:value-type="time" office:time-value="PT03H22M00.000001S" calcext:value-type="time">
            <text:p>03:22:00</text:p>
          </table:table-cell>
          <table:table-cell table:style-name="ce41" table:formula="of:=[.C9]*24*60*60" office:value-type="float" office:value="12120.000001" calcext:value-type="float">
            <text:p>12120</text:p>
          </table:table-cell>
          <table:table-cell table:style-name="ce16" office:value-type="float" office:value="63.1" calcext:value-type="float">
            <text:p>63.1</text:p>
          </table:table-cell>
          <table:table-cell table:style-name="ce60" table:formula="of:=([.E9]-[.E10])/([.D9]-[.D10])" office:value-type="float" office:value="-0.00050925925925926" calcext:value-type="float">
            <text:p>-5.09E-04</text:p>
          </table:table-cell>
          <table:table-cell table:style-name="ce62" table:formula="of:=[.F9]*[.I$57]*[.I$59]" office:value-type="float" office:value="-3.42222222222223" calcext:value-type="float">
            <text:p>-3.42</text:p>
          </table:table-cell>
          <table:table-cell table:number-columns-repeated="2"/>
          <table:table-cell table:style-name="ce12" table:formula="of:=[.Q$3]*EXP(-[.D7]/[.K$2])+[.N$2]" office:value-type="float" office:value="66.7650796342844" calcext:value-type="float">
            <text:p>6.68E+01</text:p>
          </table:table-cell>
          <table:table-cell table:style-name="ce12" table:formula="of:=[.J9]-[.E7]" office:value-type="float" office:value="0.16507963428441" calcext:value-type="float">
            <text:p>1.65E-01</text:p>
          </table:table-cell>
          <table:table-cell table:style-name="ce12" table:formula="of:=[.K9]^2" office:value-type="float" office:value="0.0272512856554747" calcext:value-type="float">
            <text:p>2.73E-02</text:p>
          </table:table-cell>
          <table:table-cell table:number-columns-repeated="3"/>
          <table:table-cell table:style-name="ce45" table:formula="of:=[.D9]+[.F$66]" office:value-type="float" office:value="52870.8617979237" calcext:value-type="float">
            <text:p>52871</text:p>
          </table:table-cell>
          <table:table-cell table:style-name="ce11" table:formula="of:=[.E9]-[.N$2]" office:value-type="float" office:value="43.1" calcext:value-type="float">
            <text:p>43.1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1H40M00.000000279S" calcext:value-type="time">
            <text:p>13:40:00</text:p>
          </table:table-cell>
          <table:table-cell table:style-name="ce6" table:formula="of:=[.B10]+0-[.B$3]" office:value-type="time" office:time-value="PT03H58M00.000001S" calcext:value-type="time">
            <text:p>03:58:00</text:p>
          </table:table-cell>
          <table:table-cell table:style-name="ce41" table:formula="of:=[.C10]*24*60*60" office:value-type="float" office:value="14280.000001" calcext:value-type="float">
            <text:p>14280</text:p>
          </table:table-cell>
          <table:table-cell table:style-name="ce16" office:value-type="float" office:value="62" calcext:value-type="float">
            <text:p>62</text:p>
          </table:table-cell>
          <table:table-cell table:style-name="ce60" table:formula="of:=([.E10]-[.E11])/([.D10]-[.D11])" office:value-type="float" office:value="-0.000459770114942529" calcext:value-type="float">
            <text:p>-4.60E-04</text:p>
          </table:table-cell>
          <table:table-cell table:style-name="ce62" table:formula="of:=[.F10]*[.I$57]*[.I$59]" office:value-type="float" office:value="-3.08965517241379" calcext:value-type="float">
            <text:p>-3.09</text:p>
          </table:table-cell>
          <table:table-cell table:number-columns-repeated="2"/>
          <table:table-cell table:style-name="ce12" table:formula="of:=[.Q$3]*EXP(-[.D8]/[.K$2])+[.N$2]" office:value-type="float" office:value="65.2564772136851" calcext:value-type="float">
            <text:p>6.53E+01</text:p>
          </table:table-cell>
          <table:table-cell table:style-name="ce12" table:formula="of:=[.J10]-[.E8]" office:value-type="float" office:value="0.156477213685093" calcext:value-type="float">
            <text:p>1.56E-01</text:p>
          </table:table-cell>
          <table:table-cell table:style-name="ce12" table:formula="of:=[.K10]^2" office:value-type="float" office:value="0.0244851184026504" calcext:value-type="float">
            <text:p>2.45E-02</text:p>
          </table:table-cell>
          <table:table-cell table:number-columns-repeated="3"/>
          <table:table-cell table:style-name="ce45" table:formula="of:=[.D10]+[.F$66]" office:value-type="float" office:value="55030.8617979237" calcext:value-type="float">
            <text:p>55031</text:p>
          </table:table-cell>
          <table:table-cell table:style-name="ce11" table:formula="of:=[.E10]-[.N$2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2H37M59.999999888S" calcext:value-type="time">
            <text:p>14:38:00</text:p>
          </table:table-cell>
          <table:table-cell table:style-name="ce6" table:formula="of:=[.B11]+0-[.B$3]" office:value-type="time" office:time-value="PT04H56M00.000001S" calcext:value-type="time">
            <text:p>04:56:00</text:p>
          </table:table-cell>
          <table:table-cell table:style-name="ce41" table:formula="of:=[.C11]*24*60*60" office:value-type="float" office:value="17760.000001" calcext:value-type="float">
            <text:p>17760</text:p>
          </table:table-cell>
          <table:table-cell table:style-name="ce16" office:value-type="float" office:value="60.4" calcext:value-type="float">
            <text:p>60.4</text:p>
          </table:table-cell>
          <table:table-cell table:style-name="ce60" table:formula="of:=([.E11]-[.E12])/([.D11]-[.D12])" office:value-type="float" office:value="-0.000465116279069765" calcext:value-type="float">
            <text:p>-4.65E-04</text:p>
          </table:table-cell>
          <table:table-cell table:style-name="ce62" table:formula="of:=[.F11]*[.I$57]*[.I$59]" office:value-type="float" office:value="-3.12558139534882" calcext:value-type="float">
            <text:p>-3.13</text:p>
          </table:table-cell>
          <table:table-cell table:number-columns-repeated="2"/>
          <table:table-cell table:style-name="ce12" table:formula="of:=[.Q$3]*EXP(-[.D9]/[.K$2])+[.N$2]" office:value-type="float" office:value="63.3405914493106" calcext:value-type="float">
            <text:p>6.33E+01</text:p>
          </table:table-cell>
          <table:table-cell table:style-name="ce12" table:formula="of:=[.J11]-[.E9]" office:value-type="float" office:value="0.240591449310614" calcext:value-type="float">
            <text:p>2.41E-01</text:p>
          </table:table-cell>
          <table:table-cell table:style-name="ce12" table:formula="of:=[.K11]^2" office:value-type="float" office:value="0.0578842454813817" calcext:value-type="float">
            <text:p>5.79E-02</text:p>
          </table:table-cell>
          <table:table-cell table:number-columns-repeated="3"/>
          <table:table-cell table:style-name="ce45" table:formula="of:=[.D11]+[.F$66]" office:value-type="float" office:value="58510.8617979237" calcext:value-type="float">
            <text:p>58511</text:p>
          </table:table-cell>
          <table:table-cell table:style-name="ce11" table:formula="of:=[.E11]-[.N$2]" office:value-type="float" office:value="40.4" calcext:value-type="float">
            <text:p>40.4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3H20M59.999999497S" calcext:value-type="time">
            <text:p>15:21:00</text:p>
          </table:table-cell>
          <table:table-cell table:style-name="ce6" table:formula="of:=[.B12]+0-[.B$3]" office:value-type="time" office:time-value="PT05H39M00.000001S" calcext:value-type="time">
            <text:p>05:39:00</text:p>
          </table:table-cell>
          <table:table-cell table:style-name="ce41" table:formula="of:=[.C12]*24*60*60" office:value-type="float" office:value="20340.000001" calcext:value-type="float">
            <text:p>20340</text:p>
          </table:table-cell>
          <table:table-cell table:style-name="ce16" office:value-type="float" office:value="59.2" calcext:value-type="float">
            <text:p>59.2</text:p>
          </table:table-cell>
          <table:table-cell table:style-name="ce60" table:formula="of:=([.E12]-[.E13])/([.D12]-[.D13])" office:value-type="float" office:value="-0.000396825396825397" calcext:value-type="float">
            <text:p>-3.97E-04</text:p>
          </table:table-cell>
          <table:table-cell table:style-name="ce62" table:formula="of:=[.F12]*[.I$57]*[.I$59]" office:value-type="float" office:value="-2.66666666666667" calcext:value-type="float">
            <text:p>-2.67</text:p>
          </table:table-cell>
          <table:table-cell table:number-columns-repeated="2"/>
          <table:table-cell table:style-name="ce12" table:formula="of:=[.Q$3]*EXP(-[.D10]/[.K$2])+[.N$2]" office:value-type="float" office:value="62.265585051604" calcext:value-type="float">
            <text:p>6.23E+01</text:p>
          </table:table-cell>
          <table:table-cell table:style-name="ce12" table:formula="of:=[.J12]-[.E10]" office:value-type="float" office:value="0.265585051604027" calcext:value-type="float">
            <text:p>2.66E-01</text:p>
          </table:table-cell>
          <table:table-cell table:style-name="ce12" table:formula="of:=[.K12]^2" office:value-type="float" office:value="0.0705354196355139" calcext:value-type="float">
            <text:p>7.05E-02</text:p>
          </table:table-cell>
          <table:table-cell table:number-columns-repeated="3"/>
          <table:table-cell table:style-name="ce45" table:formula="of:=[.D12]+[.F$66]" office:value-type="float" office:value="61090.8617979237" calcext:value-type="float">
            <text:p>61091</text:p>
          </table:table-cell>
          <table:table-cell table:style-name="ce11" table:formula="of:=[.E12]-[.N$2]" office:value-type="float" office:value="39.2" calcext:value-type="float">
            <text:p>39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5H48M00.000000168S" calcext:value-type="time">
            <text:p>17:48:00</text:p>
          </table:table-cell>
          <table:table-cell table:style-name="ce6" table:formula="of:=[.B13]+0-[.B$3]" office:value-type="time" office:time-value="PT08H06M00.000001S" calcext:value-type="time">
            <text:p>08:06:00</text:p>
          </table:table-cell>
          <table:table-cell table:style-name="ce41" table:formula="of:=[.C13]*24*60*60" office:value-type="float" office:value="29160.000001" calcext:value-type="float">
            <text:p>29160</text:p>
          </table:table-cell>
          <table:table-cell table:style-name="ce16" office:value-type="float" office:value="55.7" calcext:value-type="float">
            <text:p>55.7</text:p>
          </table:table-cell>
          <table:table-cell table:style-name="ce60" table:formula="of:=([.E13]-[.E14])/([.D13]-[.D14])" office:value-type="float" office:value="-0.000394736842162974" calcext:value-type="float">
            <text:p>-3.95E-04</text:p>
          </table:table-cell>
          <table:table-cell table:style-name="ce62" table:formula="of:=[.F13]*[.I$57]*[.I$59]" office:value-type="float" office:value="-2.65263157933519" calcext:value-type="float">
            <text:p>-2.65</text:p>
          </table:table-cell>
          <table:table-cell table:number-columns-repeated="2"/>
          <table:table-cell table:style-name="ce12" table:formula="of:=[.Q$3]*EXP(-[.D11]/[.K$2])+[.N$2]" office:value-type="float" office:value="60.589431415002" calcext:value-type="float">
            <text:p>6.06E+01</text:p>
          </table:table-cell>
          <table:table-cell table:style-name="ce12" table:formula="of:=[.J13]-[.E11]" office:value-type="float" office:value="0.189431415002034" calcext:value-type="float">
            <text:p>1.89E-01</text:p>
          </table:table-cell>
          <table:table-cell table:style-name="ce12" table:formula="of:=[.K13]^2" office:value-type="float" office:value="0.0358842609896727" calcext:value-type="float">
            <text:p>3.59E-02</text:p>
          </table:table-cell>
          <table:table-cell table:number-columns-repeated="3"/>
          <table:table-cell table:style-name="ce45" table:formula="of:=[.D13]+[.F$66]" office:value-type="float" office:value="69910.8617979238" calcext:value-type="float">
            <text:p>69911</text:p>
          </table:table-cell>
          <table:table-cell table:style-name="ce11" table:formula="of:=[.E13]-[.N$2]" office:value-type="float" office:value="35.7" calcext:value-type="float">
            <text:p>35.7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7H41M59.999998994S" calcext:value-type="time">
            <text:p>19:42:00</text:p>
          </table:table-cell>
          <table:table-cell table:style-name="ce6" table:formula="of:=[.B14]+0-[.B$3]" office:value-type="time" office:time-value="PT10H00M00S" calcext:value-type="time">
            <text:p>10:00:00</text:p>
          </table:table-cell>
          <table:table-cell table:style-name="ce41" table:formula="of:=[.C14]*24*60*60" office:value-type="float" office:value="36000" calcext:value-type="float">
            <text:p>36000</text:p>
          </table:table-cell>
          <table:table-cell table:style-name="ce16" office:value-type="float" office:value="53" calcext:value-type="float">
            <text:p>53</text:p>
          </table:table-cell>
          <table:table-cell table:style-name="ce60" table:formula="of:=([.E14]-[.E15])/([.D14]-[.D15])" office:value-type="float" office:value="-0.000375586854371928" calcext:value-type="float">
            <text:p>-3.76E-04</text:p>
          </table:table-cell>
          <table:table-cell table:style-name="ce62" table:formula="of:=[.F14]*[.I$57]*[.I$59]" office:value-type="float" office:value="-2.52394366137936" calcext:value-type="float">
            <text:p>-2.52</text:p>
          </table:table-cell>
          <table:table-cell table:number-columns-repeated="2"/>
          <table:table-cell table:style-name="ce12" table:formula="of:=[.Q$3]*EXP(-[.D12]/[.K$2])+[.N$2]" office:value-type="float" office:value="59.3898229724036" calcext:value-type="float">
            <text:p>5.94E+01</text:p>
          </table:table-cell>
          <table:table-cell table:style-name="ce12" table:formula="of:=[.J14]-[.E12]" office:value-type="float" office:value="0.189822972403576" calcext:value-type="float">
            <text:p>1.90E-01</text:p>
          </table:table-cell>
          <table:table-cell table:style-name="ce12" table:formula="of:=[.K14]^2" office:value-type="float" office:value="0.0360327608521287" calcext:value-type="float">
            <text:p>3.60E-02</text:p>
          </table:table-cell>
          <table:table-cell table:number-columns-repeated="3"/>
          <table:table-cell table:style-name="ce45" table:formula="of:=[.D14]+[.F$66]" office:value-type="float" office:value="76750.8617969237" calcext:value-type="float">
            <text:p>76751</text:p>
          </table:table-cell>
          <table:table-cell table:style-name="ce11" table:formula="of:=[.E14]-[.N$2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88H52M59.999999888S" calcext:value-type="time">
            <text:p>20:53:00</text:p>
          </table:table-cell>
          <table:table-cell table:style-name="ce6" table:formula="of:=[.B15]+0-[.B$3]" office:value-type="time" office:time-value="PT11H11M00.000001S" calcext:value-type="time">
            <text:p>11:11:00</text:p>
          </table:table-cell>
          <table:table-cell table:style-name="ce41" table:formula="of:=[.C15]*24*60*60" office:value-type="float" office:value="40260.000001" calcext:value-type="float">
            <text:p>40260</text:p>
          </table:table-cell>
          <table:table-cell table:style-name="ce16" office:value-type="float" office:value="51.4" calcext:value-type="float">
            <text:p>51.4</text:p>
          </table:table-cell>
          <table:table-cell table:style-name="ce60" table:formula="of:=([.E15]-[.E16])/([.D15]-[.D16])" office:value-type="float" office:value="-0.000361445783205109" calcext:value-type="float">
            <text:p>-3.61E-04</text:p>
          </table:table-cell>
          <table:table-cell table:style-name="ce62" table:formula="of:=[.F15]*[.I$57]*[.I$59]" office:value-type="float" office:value="-2.42891566313833" calcext:value-type="float">
            <text:p>-2.43</text:p>
          </table:table-cell>
          <table:table-cell table:number-columns-repeated="2"/>
          <table:table-cell table:style-name="ce12" table:formula="of:=[.Q$3]*EXP(-[.D13]/[.K$2])+[.N$2]" office:value-type="float" office:value="55.5502974301982" calcext:value-type="float">
            <text:p>5.56E+01</text:p>
          </table:table-cell>
          <table:table-cell table:style-name="ce12" table:formula="of:=[.J15]-[.E13]" office:value-type="float" office:value="-0.149702569801825" calcext:value-type="float">
            <text:p>-1.50E-01</text:p>
          </table:table-cell>
          <table:table-cell table:style-name="ce12" table:formula="of:=[.K15]^2" office:value-type="float" office:value="0.0224108594052702" calcext:value-type="float">
            <text:p>2.24E-02</text:p>
          </table:table-cell>
          <table:table-cell table:number-columns-repeated="3"/>
          <table:table-cell table:style-name="ce45" table:formula="of:=[.D15]+[.F$66]" office:value-type="float" office:value="81010.8617979238" calcext:value-type="float">
            <text:p>81011</text:p>
          </table:table-cell>
          <table:table-cell table:style-name="ce11" table:formula="of:=[.E15]-[.N$2]" office:value-type="float" office:value="31.4" calcext:value-type="float">
            <text:p>31.4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0H15M59.9999981S" calcext:value-type="time">
            <text:p>22:16:00</text:p>
          </table:table-cell>
          <table:table-cell table:style-name="ce6" table:formula="of:=[.B16]+0-[.B$3]" office:value-type="time" office:time-value="PT12H34M00S" calcext:value-type="time">
            <text:p>12:34:00</text:p>
          </table:table-cell>
          <table:table-cell table:style-name="ce41" table:formula="of:=[.C16]*24*60*60" office:value-type="float" office:value="45240" calcext:value-type="float">
            <text:p>45240</text:p>
          </table:table-cell>
          <table:table-cell table:style-name="ce16" office:value-type="float" office:value="49.6" calcext:value-type="float">
            <text:p>49.6</text:p>
          </table:table-cell>
          <table:table-cell table:style-name="ce60" table:formula="of:=([.E16]-[.E17])/([.D16]-[.D17])" office:value-type="float" office:value="-0.000340909090779958" calcext:value-type="float">
            <text:p>-3.41E-04</text:p>
          </table:table-cell>
          <table:table-cell table:style-name="ce62" table:formula="of:=[.F16]*[.I$57]*[.I$59]" office:value-type="float" office:value="-2.29090909004132" calcext:value-type="float">
            <text:p>-2.29</text:p>
          </table:table-cell>
          <table:table-cell table:number-columns-repeated="2"/>
          <table:table-cell table:style-name="ce12" table:formula="of:=[.Q$3]*EXP(-[.D14]/[.K$2])+[.N$2]" office:value-type="float" office:value="52.8323070859995" calcext:value-type="float">
            <text:p>5.28E+01</text:p>
          </table:table-cell>
          <table:table-cell table:style-name="ce12" table:formula="of:=[.J16]-[.E14]" office:value-type="float" office:value="-0.167692914000455" calcext:value-type="float">
            <text:p>-1.68E-01</text:p>
          </table:table-cell>
          <table:table-cell table:style-name="ce12" table:formula="of:=[.K16]^2" office:value-type="float" office:value="0.0281209134059639" calcext:value-type="float">
            <text:p>2.81E-02</text:p>
          </table:table-cell>
          <table:table-cell table:number-columns-repeated="3"/>
          <table:table-cell table:style-name="ce45" table:formula="of:=[.D16]+[.F$66]" office:value-type="float" office:value="85990.8617969237" calcext:value-type="float">
            <text:p>85991</text:p>
          </table:table-cell>
          <table:table-cell table:style-name="ce11" table:formula="of:=[.E16]-[.N$2]" office:value-type="float" office:value="29.6" calcext:value-type="float">
            <text:p>29.6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1H00M00S" calcext:value-type="time">
            <text:p>23:00:00</text:p>
          </table:table-cell>
          <table:table-cell table:style-name="ce6" table:formula="of:=[.B17]+0-[.B$3]" office:value-type="time" office:time-value="PT13H18M00.000001S" calcext:value-type="time">
            <text:p>13:18:00</text:p>
          </table:table-cell>
          <table:table-cell table:style-name="ce41" table:formula="of:=[.C17]*24*60*60" office:value-type="float" office:value="47880.000001" calcext:value-type="float">
            <text:p>47880</text:p>
          </table:table-cell>
          <table:table-cell table:style-name="ce16" office:value-type="float" office:value="48.7" calcext:value-type="float">
            <text:p>48.7</text:p>
          </table:table-cell>
          <table:table-cell table:style-name="ce60" table:formula="of:=([.E17]-[.E18])/([.D17]-[.D18])" office:value-type="float" office:value="-0.000320512820553912" calcext:value-type="float">
            <text:p>-3.21E-04</text:p>
          </table:table-cell>
          <table:table-cell table:style-name="ce62" table:formula="of:=[.F17]*[.I$57]*[.I$59]" office:value-type="float" office:value="-2.15384615412229" calcext:value-type="float">
            <text:p>-2.15</text:p>
          </table:table-cell>
          <table:table-cell table:number-columns-repeated="2"/>
          <table:table-cell table:style-name="ce12" table:formula="of:=[.Q$3]*EXP(-[.D15]/[.K$2])+[.N$2]" office:value-type="float" office:value="51.245573643619" calcext:value-type="float">
            <text:p>5.12E+01</text:p>
          </table:table-cell>
          <table:table-cell table:style-name="ce12" table:formula="of:=[.J17]-[.E15]" office:value-type="float" office:value="-0.154426356380966" calcext:value-type="float">
            <text:p>-1.54E-01</text:p>
          </table:table-cell>
          <table:table-cell table:style-name="ce12" table:formula="of:=[.K17]^2" office:value-type="float" office:value="0.0238474995451013" calcext:value-type="float">
            <text:p>2.38E-02</text:p>
          </table:table-cell>
          <table:table-cell table:number-columns-repeated="3"/>
          <table:table-cell table:style-name="ce45" table:formula="of:=[.D17]+[.F$66]" office:value-type="float" office:value="88630.8617979237" calcext:value-type="float">
            <text:p>88631</text:p>
          </table:table-cell>
          <table:table-cell table:style-name="ce11" table:formula="of:=[.E17]-[.N$2]" office:value-type="float" office:value="28.7" calcext:value-type="float">
            <text:p>28.7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193H09M59.999999441S" calcext:value-type="time">
            <text:p>01:10:00</text:p>
          </table:table-cell>
          <table:table-cell table:style-name="ce6" table:formula="of:=[.B18]+0-[.B$3]" office:value-type="time" office:time-value="PT15H28M00S" calcext:value-type="time">
            <text:p>15:28:00</text:p>
          </table:table-cell>
          <table:table-cell table:style-name="ce41" table:formula="of:=[.C18]*24*60*60" office:value-type="float" office:value="55680" calcext:value-type="float">
            <text:p>55680</text:p>
          </table:table-cell>
          <table:table-cell table:style-name="ce16" office:value-type="float" office:value="46.2" calcext:value-type="float">
            <text:p>46.2</text:p>
          </table:table-cell>
          <table:table-cell table:style-name="ce60" table:formula="of:=([.E18]-[.E19])/([.D18]-[.D19])" office:value-type="float" office:value="-0.000267072346170823" calcext:value-type="float">
            <text:p>-2.67E-04</text:p>
          </table:table-cell>
          <table:table-cell table:style-name="ce62" table:formula="of:=[.F18]*[.I$57]*[.I$59]" office:value-type="float" office:value="-1.79472616626793" calcext:value-type="float">
            <text:p>-1.79</text:p>
          </table:table-cell>
          <table:table-cell table:number-columns-repeated="2"/>
          <table:table-cell table:style-name="ce12" table:formula="of:=[.Q$3]*EXP(-[.D16]/[.K$2])+[.N$2]" office:value-type="float" office:value="49.4876131739404" calcext:value-type="float">
            <text:p>4.95E+01</text:p>
          </table:table-cell>
          <table:table-cell table:style-name="ce12" table:formula="of:=[.J18]-[.E16]" office:value-type="float" office:value="-0.112386826059563" calcext:value-type="float">
            <text:p>-1.12E-01</text:p>
          </table:table-cell>
          <table:table-cell table:style-name="ce12" table:formula="of:=[.K18]^2" office:value-type="float" office:value="0.0126307986717424" calcext:value-type="float">
            <text:p>1.26E-02</text:p>
          </table:table-cell>
          <table:table-cell table:number-columns-repeated="3"/>
          <table:table-cell table:style-name="ce45" table:formula="of:=[.D18]+[.F$66]" office:value-type="float" office:value="96430.8617969237" calcext:value-type="float">
            <text:p>96431</text:p>
          </table:table-cell>
          <table:table-cell table:style-name="ce11" table:formula="of:=[.E18]-[.N$2]" office:value-type="float" office:value="26.2" calcext:value-type="float">
            <text:p>26.2</text:p>
          </table:table-cell>
          <table:table-cell table:number-columns-repeated="9"/>
        </table:table-row>
        <table:table-row table:style-name="ro1">
          <table:table-cell/>
          <table:table-cell table:style-name="ce49" office:value-type="time" office:time-value="PT1062201H22M59.999999888S" calcext:value-type="time">
            <text:p>09:23:00</text:p>
          </table:table-cell>
          <table:table-cell table:style-name="ce6" table:formula="of:=[.B19]+0-[.B$3]" office:value-type="time" office:time-value="PT23H41M00.000001S" calcext:value-type="time">
            <text:p>23:41:00</text:p>
          </table:table-cell>
          <table:table-cell table:style-name="ce41" table:formula="of:=[.C19]*24*60*60" office:value-type="float" office:value="85260.000001" calcext:value-type="float">
            <text:p>85260</text:p>
          </table:table-cell>
          <table:table-cell table:style-name="ce16" office:value-type="float" office:value="38.3" calcext:value-type="float">
            <text:p>38.3</text:p>
          </table:table-cell>
          <table:table-cell table:style-name="ce61"/>
          <table:table-cell table:style-name="ce63"/>
          <table:table-cell table:number-columns-repeated="2"/>
          <table:table-cell table:style-name="ce12" table:formula="of:=[.Q$3]*EXP(-[.D17]/[.K$2])+[.N$2]" office:value-type="float" office:value="48.5961577028349" calcext:value-type="float">
            <text:p>4.86E+01</text:p>
          </table:table-cell>
          <table:table-cell table:style-name="ce12" table:formula="of:=[.J19]-[.E17]" office:value-type="float" office:value="-0.103842297165059" calcext:value-type="float">
            <text:p>-1.04E-01</text:p>
          </table:table-cell>
          <table:table-cell table:style-name="ce12" table:formula="of:=[.K19]^2" office:value-type="float" office:value="0.0107832226805164" calcext:value-type="float">
            <text:p>1.08E-02</text:p>
          </table:table-cell>
          <table:table-cell table:number-columns-repeated="3"/>
          <table:table-cell table:style-name="ce45" table:formula="of:=[.D19]+[.F$66]" office:value-type="float" office:value="126010.861797924" calcext:value-type="float">
            <text:p>126011</text:p>
          </table:table-cell>
          <table:table-cell table:style-name="ce11" table:formula="of:=[.E19]-[.N$2]" office:value-type="float" office:value="18.3" calcext:value-type="float">
            <text:p>18.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Q$3]*EXP(-[.D18]/[.K$2])+[.N$2]" office:value-type="float" office:value="46.1166740478528" calcext:value-type="float">
            <text:p>4.61E+01</text:p>
          </table:table-cell>
          <table:table-cell table:style-name="ce12" table:formula="of:=[.J20]-[.E18]" office:value-type="float" office:value="-0.0833259521471703" calcext:value-type="float">
            <text:p>-8.33E-02</text:p>
          </table:table-cell>
          <table:table-cell table:style-name="ce12" table:formula="of:=[.K20]^2" office:value-type="float" office:value="0.00694321430123252" calcext:value-type="float">
            <text:p>6.94E-03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2" table:formula="of:=[.Q$3]*EXP(-[.D19]/[.K$2])+[.N$2]" office:value-type="float" office:value="38.5156759649998" calcext:value-type="float">
            <text:p>3.85E+01</text:p>
          </table:table-cell>
          <table:table-cell table:style-name="ce12" table:formula="of:=[.J21]-[.E19]" office:value-type="float" office:value="0.215675964999804" calcext:value-type="float">
            <text:p>2.16E-01</text:p>
          </table:table-cell>
          <table:table-cell table:style-name="ce12" table:formula="of:=[.K21]^2" office:value-type="float" office:value="0.0465161218785965" calcext:value-type="float">
            <text:p>4.65E-02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C$25]-[.N$2])*EXP(-[.B31]/[.K$2])+[.N$2]" office:value-type="float" office:value="100" calcext:value-type="float">
            <text:p>100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([.C$25]-[.N$2])*EXP(-[.B32]/[.K$2])+[.N$2]" office:value-type="float" office:value="96.7202611628967" calcext:value-type="float">
            <text:p>96.7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7200" calcext:value-type="float">
            <text:p>7200</text:p>
          </table:table-cell>
          <table:table-cell table:formula="of:=([.C$25]-[.N$2])*EXP(-[.B33]/[.K$2])+[.N$2]" office:value-type="float" office:value="93.5749809112884" calcext:value-type="float">
            <text:p>93.6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10800" calcext:value-type="float">
            <text:p>10800</text:p>
          </table:table-cell>
          <table:table-cell table:formula="of:=([.C$25]-[.N$2])*EXP(-[.B34]/[.K$2])+[.N$2]" office:value-type="float" office:value="90.5586468821148" calcext:value-type="float">
            <text:p>90.6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14400" calcext:value-type="float">
            <text:p>14400</text:p>
          </table:table-cell>
          <table:table-cell table:formula="of:=([.C$25]-[.N$2])*EXP(-[.B35]/[.K$2])+[.N$2]" office:value-type="float" office:value="87.6659727012057" calcext:value-type="float">
            <text:p>87.7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18000" calcext:value-type="float">
            <text:p>18000</text:p>
          </table:table-cell>
          <table:table-cell table:formula="of:=([.C$25]-[.N$2])*EXP(-[.B36]/[.K$2])+[.N$2]" office:value-type="float" office:value="84.8918887184742" calcext:value-type="float">
            <text:p>84.9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21600" calcext:value-type="float">
            <text:p>21600</text:p>
          </table:table-cell>
          <table:table-cell table:formula="of:=([.C$25]-[.N$2])*EXP(-[.B37]/[.K$2])+[.N$2]" office:value-type="float" office:value="82.2315331229371" calcext:value-type="float">
            <text:p>82.2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25200" calcext:value-type="float">
            <text:p>25200</text:p>
          </table:table-cell>
          <table:table-cell table:formula="of:=([.C$25]-[.N$2])*EXP(-[.B38]/[.K$2])+[.N$2]" office:value-type="float" office:value="79.6802434219899" calcext:value-type="float">
            <text:p>79.7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28800" calcext:value-type="float">
            <text:p>28800</text:p>
          </table:table-cell>
          <table:table-cell table:formula="of:=([.C$25]-[.N$2])*EXP(-[.B39]/[.K$2])+[.N$2]" office:value-type="float" office:value="77.2335482700039" calcext:value-type="float">
            <text:p>77.2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32400" calcext:value-type="float">
            <text:p>32400</text:p>
          </table:table-cell>
          <table:table-cell table:formula="of:=([.C$25]-[.N$2])*EXP(-[.B40]/[.K$2])+[.N$2]" office:value-type="float" office:value="74.8871596319245" calcext:value-type="float">
            <text:p>74.9</text:p>
          </table:table-cell>
          <table:table-cell table:number-columns-repeated="23"/>
        </table:table-row>
        <table:table-row table:style-name="ro1">
          <table:table-cell/>
          <table:table-cell table:formula="of:=[.B40]+60*60" office:value-type="float" office:value="36000" calcext:value-type="float">
            <text:p>36000</text:p>
          </table:table-cell>
          <table:table-cell table:formula="of:=([.C$25]-[.N$2])*EXP(-[.B41]/[.K$2])+[.N$2]" office:value-type="float" office:value="72.6369652681355" calcext:value-type="float">
            <text:p>72.6</text:p>
          </table:table-cell>
          <table:table-cell table:number-columns-repeated="23"/>
        </table:table-row>
        <table:table-row table:style-name="ro1">
          <table:table-cell/>
          <table:table-cell table:formula="of:=[.B41]+60*60" office:value-type="float" office:value="39600" calcext:value-type="float">
            <text:p>39600</text:p>
          </table:table-cell>
          <table:table-cell table:formula="of:=([.C$25]-[.N$2])*EXP(-[.B42]/[.K$2])+[.N$2]" office:value-type="float" office:value="70.479021527421" calcext:value-type="float">
            <text:p>70.5</text:p>
          </table:table-cell>
          <table:table-cell table:number-columns-repeated="23"/>
        </table:table-row>
        <table:table-row table:style-name="ro1">
          <table:table-cell/>
          <table:table-cell table:formula="of:=[.B42]+60*60" office:value-type="float" office:value="43200" calcext:value-type="float">
            <text:p>43200</text:p>
          </table:table-cell>
          <table:table-cell table:formula="of:=([.C$25]-[.N$2])*EXP(-[.B43]/[.K$2])+[.N$2]" office:value-type="float" office:value="68.4095464353903" calcext:value-type="float">
            <text:p>68.4</text:p>
          </table:table-cell>
          <table:table-cell table:number-columns-repeated="23"/>
        </table:table-row>
        <table:table-row table:style-name="ro1">
          <table:table-cell/>
          <table:table-cell table:formula="of:=[.B43]+60*60" office:value-type="float" office:value="46800" calcext:value-type="float">
            <text:p>46800</text:p>
          </table:table-cell>
          <table:table-cell table:formula="of:=([.C$25]-[.N$2])*EXP(-[.B44]/[.K$2])+[.N$2]" office:value-type="float" office:value="66.4249130662565" calcext:value-type="float">
            <text:p>66.4</text:p>
          </table:table-cell>
          <table:table-cell table:number-columns-repeated="23"/>
        </table:table-row>
        <table:table-row table:style-name="ro1">
          <table:table-cell/>
          <table:table-cell table:formula="of:=[.B44]+60*60" office:value-type="float" office:value="50400" calcext:value-type="float">
            <text:p>50400</text:p>
          </table:table-cell>
          <table:table-cell table:formula="of:=([.C$25]-[.N$2])*EXP(-[.B45]/[.K$2])+[.N$2]" office:value-type="float" office:value="64.5216431863497" calcext:value-type="float">
            <text:p>64.5</text:p>
          </table:table-cell>
          <table:table-cell table:number-columns-repeated="23"/>
        </table:table-row>
        <table:table-row table:style-name="ro1">
          <table:table-cell/>
          <table:table-cell table:formula="of:=[.B45]+60*60" office:value-type="float" office:value="54000" calcext:value-type="float">
            <text:p>54000</text:p>
          </table:table-cell>
          <table:table-cell table:formula="of:=([.C$25]-[.N$2])*EXP(-[.B46]/[.K$2])+[.N$2]" office:value-type="float" office:value="62.6964011582256" calcext:value-type="float">
            <text:p>62.7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57600" calcext:value-type="float">
            <text:p>57600</text:p>
          </table:table-cell>
          <table:table-cell table:formula="of:=([.C$25]-[.N$2])*EXP(-[.B47]/[.K$2])+[.N$2]" office:value-type="float" office:value="60.9459880946859" calcext:value-type="float">
            <text:p>60.9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61200" calcext:value-type="float">
            <text:p>61200</text:p>
          </table:table-cell>
          <table:table-cell table:formula="of:=([.C$25]-[.N$2])*EXP(-[.B48]/[.K$2])+[.N$2]" office:value-type="float" office:value="59.2673362524645" calcext:value-type="float">
            <text:p>59.3</text:p>
          </table:table-cell>
          <table:table-cell table:number-columns-repeated="23"/>
        </table:table-row>
        <table:table-row table:style-name="ro1">
          <table:table-cell/>
          <table:table-cell table:formula="of:=[.B48]+60*60" office:value-type="float" office:value="64800" calcext:value-type="float">
            <text:p>64800</text:p>
          </table:table-cell>
          <table:table-cell table:formula="of:=([.C$25]-[.N$2])*EXP(-[.B49]/[.K$2])+[.N$2]" office:value-type="float" office:value="57.6575036557544" calcext:value-type="float">
            <text:p>57.7</text:p>
          </table:table-cell>
          <table:table-cell table:number-columns-repeated="23"/>
        </table:table-row>
        <table:table-row table:style-name="ro1">
          <table:table-cell/>
          <table:table-cell table:formula="of:=[.B49]+60*60" office:value-type="float" office:value="68400" calcext:value-type="float">
            <text:p>68400</text:p>
          </table:table-cell>
          <table:table-cell table:formula="of:=([.C$25]-[.N$2])*EXP(-[.B50]/[.K$2])+[.N$2]" office:value-type="float" office:value="56.1136689401527" calcext:value-type="float">
            <text:p>56.1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72000" calcext:value-type="float">
            <text:p>72000</text:p>
          </table:table-cell>
          <table:table-cell table:formula="of:=([.C$25]-[.N$2])*EXP(-[.B51]/[.K$2])+[.N$2]" office:value-type="float" office:value="54.6331264079863" calcext:value-type="float">
            <text:p>54.6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75600" calcext:value-type="float">
            <text:p>75600</text:p>
          </table:table-cell>
          <table:table-cell table:formula="of:=([.C$25]-[.N$2])*EXP(-[.B52]/[.K$2])+[.N$2]" office:value-type="float" office:value="53.2132812863541" calcext:value-type="float">
            <text:p>53.2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79200" calcext:value-type="float">
            <text:p>79200</text:p>
          </table:table-cell>
          <table:table-cell table:formula="of:=([.C$25]-[.N$2])*EXP(-[.B53]/[.K$2])+[.N$2]" office:value-type="float" office:value="51.8516451795729" calcext:value-type="float">
            <text:p>51.9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82800" calcext:value-type="float">
            <text:p>82800</text:p>
          </table:table-cell>
          <table:table-cell table:formula="of:=([.C$25]-[.N$2])*EXP(-[.B54]/[.K$2])+[.N$2]" office:value-type="float" office:value="50.5458317080594" calcext:value-type="float">
            <text:p>50.5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86400" calcext:value-type="float">
            <text:p>86400</text:p>
          </table:table-cell>
          <table:table-cell table:formula="of:=([.C$25]-[.N$2])*EXP(-[.B55]/[.K$2])+[.N$2]" office:value-type="float" office:value="49.2935523260026" calcext:value-type="float">
            <text:p>49.3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90000" calcext:value-type="float">
            <text:p>90000</text:p>
          </table:table-cell>
          <table:table-cell table:formula="of:=([.C$25]-[.N$2])*EXP(-[.B56]/[.K$2])+[.N$2]" office:value-type="float" office:value="48.0926123104988" calcext:value-type="float">
            <text:p>48.1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93600" calcext:value-type="float">
            <text:p>93600</text:p>
          </table:table-cell>
          <table:table-cell table:formula="of:=([.C$25]-[.N$2])*EXP(-[.B57]/[.K$2])+[.N$2]" office:value-type="float" office:value="46.9409069151184" calcext:value-type="float">
            <text:p>46.9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57]+60*60" office:value-type="float" office:value="97200" calcext:value-type="float">
            <text:p>97200</text:p>
          </table:table-cell>
          <table:table-cell table:formula="of:=([.C$25]-[.N$2])*EXP(-[.B58]/[.K$2])+[.N$2]" office:value-type="float" office:value="45.8364176811647" calcext:value-type="float">
            <text:p>45.8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([.E58]-[.N$2])/([.C$25]-[.N$2]))*[.K$2]" office:value-type="float" office:value="59610.1806467101" calcext:value-type="float">
            <text:p>59610</text:p>
          </table:table-cell>
          <table:table-cell table:number-columns-repeated="9"/>
          <table:table-cell table:formula="of:=[.P59]-60*60" office:value-type="float" office:value="56010.1806467101" calcext:value-type="float">
            <text:p>56010.1806467101</text:p>
          </table:table-cell>
          <table:table-cell table:formula="of:=[.C$31]*EXP(-[.P58]/[.K$2])" office:value-type="float" office:value="52.1374658971374" calcext:value-type="float">
            <text:p>52.1374658971374</text:p>
          </table:table-cell>
          <table:table-cell table:formula="of:=[.P58]-[.P59]" office:value-type="float" office:value="-3600" calcext:value-type="float">
            <text:p>-3600</text:p>
          </table:table-cell>
          <table:table-cell table:formula="of:=[.R58]*[.F61]+[.E58]" office:value-type="float" office:value="61.674432" calcext:value-type="float">
            <text:p>61.674432</text:p>
          </table:table-cell>
          <table:table-cell table:number-columns-repeated="7"/>
        </table:table-row>
        <table:table-row table:style-name="ro1">
          <table:table-cell/>
          <table:table-cell table:formula="of:=[.B58]+60*60" office:value-type="float" office:value="100800" calcext:value-type="float">
            <text:p>100800</text:p>
          </table:table-cell>
          <table:table-cell table:formula="of:=([.C$25]-[.N$2])*EXP(-[.B59]/[.K$2])+[.N$2]" office:value-type="float" office:value="44.7772089001579" calcext:value-type="float">
            <text:p>44.8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58]" office:value-type="float" office:value="59610.1806467101" calcext:value-type="float">
            <text:p>59610</text:p>
          </table:table-cell>
          <table:table-cell table:formula="of:=[.C$31]*EXP(-[.P59]/[.K$2])" office:value-type="float" office:value="50" calcext:value-type="float">
            <text:p>50</text:p>
          </table:table-cell>
          <table:table-cell table:formula="of:=[.P59]-[.P59]" office:value-type="float" office:value="0" calcext:value-type="float">
            <text:p>0</text:p>
          </table:table-cell>
          <table:table-cell table:formula="of:=[.R59]*[.F61]+[.E58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59]+60*60" office:value-type="float" office:value="104400" calcext:value-type="float">
            <text:p>104400</text:p>
          </table:table-cell>
          <table:table-cell table:formula="of:=([.C$25]-[.N$2])*EXP(-[.B60]/[.K$2])+[.N$2]" office:value-type="float" office:value="43.7614242213471" calcext:value-type="float">
            <text:p>43.8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59]+60*60" office:value-type="float" office:value="63210.1806467101" calcext:value-type="float">
            <text:p>63210.1806467101</text:p>
          </table:table-cell>
          <table:table-cell table:formula="of:=[.C$31]*EXP(-[.P60]/[.K$2])" office:value-type="float" office:value="47.9501632268105" calcext:value-type="float">
            <text:p>47.9501632268105</text:p>
          </table:table-cell>
          <table:table-cell table:formula="of:=[.P60]-[.P59]" office:value-type="float" office:value="3600" calcext:value-type="float">
            <text:p>3600</text:p>
          </table:table-cell>
          <table:table-cell table:formula="of:=[.R60]*[.F61]+[.E58]" office:value-type="float" office:value="58.325568" calcext:value-type="float">
            <text:p>58.325568</text:p>
          </table:table-cell>
          <table:table-cell table:number-columns-repeated="7"/>
        </table:table-row>
        <table:table-row table:style-name="ro1">
          <table:table-cell/>
          <table:table-cell table:formula="of:=[.B60]+60*60" office:value-type="float" office:value="108000" calcext:value-type="float">
            <text:p>108000</text:p>
          </table:table-cell>
          <table:table-cell table:formula="of:=([.C$25]-[.N$2])*EXP(-[.B61]/[.K$2])+[.N$2]" office:value-type="float" office:value="42.7872833983016" calcext:value-type="float">
            <text:p>42.8</text:p>
          </table:table-cell>
          <table:table-cell table:number-columns-repeated="2"/>
          <table:table-cell table:style-name="ce12" table:formula="of:=-([.C25]-[.N$2])/[.K2]*EXP(-[.F58]/[.K2])" office:value-type="float" office:value="-0.00046512" calcext:value-type="float">
            <text:p>-4.65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59]*[.I57]*[.F61])" office:value-type="float" office:value="3.1256064" calcext:value-type="float">
            <text:p>3.13</text:p>
          </table:table-cell>
          <table:table-cell table:number-columns-repeated="17"/>
        </table:table-row>
        <table:table-row table:style-name="ro1">
          <table:table-cell/>
          <table:table-cell table:formula="of:=[.B61]+60*60" office:value-type="float" office:value="111600" calcext:value-type="float">
            <text:p>111600</text:p>
          </table:table-cell>
          <table:table-cell table:formula="of:=([.C$25]-[.N$2])*EXP(-[.B62]/[.K$2])+[.N$2]" office:value-type="float" office:value="41.8530791688829" calcext:value-type="float">
            <text:p>41.9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61]/1000" office:value-type="float" office:value="0.0031256064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62]+60*60" office:value-type="float" office:value="115200" calcext:value-type="float">
            <text:p>115200</text:p>
          </table:table-cell>
          <table:table-cell table:formula="of:=([.C$25]-[.N$2])*EXP(-[.B63]/[.K$2])+[.N$2]" office:value-type="float" office:value="40.957174263127" calcext:value-type="float">
            <text:p>41.0</text:p>
          </table:table-cell>
          <table:table-cell table:number-columns-repeated="23"/>
        </table:table-row>
        <table:table-row table:style-name="ro1">
          <table:table-cell/>
          <table:table-cell table:formula="of:=[.B63]+60*60" office:value-type="float" office:value="118800" calcext:value-type="float">
            <text:p>118800</text:p>
          </table:table-cell>
          <table:table-cell table:formula="of:=([.C$25]-[.N$2])*EXP(-[.B64]/[.K$2])+[.N$2]" office:value-type="float" office:value="40.097998533793" calcext:value-type="float">
            <text:p>40.1</text:p>
          </table:table-cell>
          <table:table-cell table:number-columns-repeated="23"/>
        </table:table-row>
        <table:table-row table:style-name="ro1">
          <table:table-cell/>
          <table:table-cell table:formula="of:=[.B64]+60*60" office:value-type="float" office:value="122400" calcext:value-type="float">
            <text:p>122400</text:p>
          </table:table-cell>
          <table:table-cell table:formula="of:=([.C$25]-[.N$2])*EXP(-[.B65]/[.K$2])+[.N$2]" office:value-type="float" office:value="39.2740462045514" calcext:value-type="float">
            <text:p>39.3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 table:number-columns-repeated="20"/>
        </table:table-row>
        <table:table-row table:style-name="ro1">
          <table:table-cell/>
          <table:table-cell table:formula="of:=[.B65]+60*60" office:value-type="float" office:value="126000" calcext:value-type="float">
            <text:p>126000</text:p>
          </table:table-cell>
          <table:table-cell table:formula="of:=([.C$25]-[.N$2])*EXP(-[.B66]/[.K$2])+[.N$2]" office:value-type="float" office:value="38.4838732309865" calcext:value-type="float">
            <text:p>38.5</text:p>
          </table:table-cell>
          <table:table-cell/>
          <table:table-cell office:value-type="float" office:value="69.808" calcext:value-type="float">
            <text:p>69.808</text:p>
          </table:table-cell>
          <table:table-cell table:style-name="ce29" table:formula="of:=-LN(([.E66]-[.N$2])/([.C$25]-[.N$2]))*[.K$2]" office:value-type="float" office:value="40750.8617969237" calcext:value-type="float">
            <text:p>40751</text:p>
          </table:table-cell>
          <table:table-cell table:number-columns-repeated="20"/>
        </table:table-row>
        <table:table-row table:style-name="ro1">
          <table:table-cell/>
          <table:table-cell table:formula="of:=[.B66]+60*60" office:value-type="float" office:value="129600" calcext:value-type="float">
            <text:p>129600</text:p>
          </table:table-cell>
          <table:table-cell table:formula="of:=([.C$25]-[.N$2])*EXP(-[.B67]/[.K$2])+[.N$2]" office:value-type="float" office:value="37.7260947697895" calcext:value-type="float">
            <text:p>37.7</text:p>
          </table:table-cell>
          <table:table-cell table:number-columns-repeated="23"/>
        </table:table-row>
        <table:table-row table:style-name="ro1">
          <table:table-cell/>
          <table:table-cell table:formula="of:=[.B67]+60*60" office:value-type="float" office:value="133200" calcext:value-type="float">
            <text:p>133200</text:p>
          </table:table-cell>
          <table:table-cell table:formula="of:=([.C$25]-[.N$2])*EXP(-[.B68]/[.K$2])+[.N$2]" office:value-type="float" office:value="36.9993827517063" calcext:value-type="float">
            <text:p>37.0</text:p>
          </table:table-cell>
          <table:table-cell table:number-columns-repeated="23"/>
        </table:table-row>
        <table:table-row table:style-name="ro1">
          <table:table-cell/>
          <table:table-cell table:formula="of:=[.B68]+60*60" office:value-type="float" office:value="136800" calcext:value-type="float">
            <text:p>136800</text:p>
          </table:table-cell>
          <table:table-cell table:formula="of:=([.C$25]-[.N$2])*EXP(-[.B69]/[.K$2])+[.N$2]" office:value-type="float" office:value="36.3024635539869" calcext:value-type="float">
            <text:p>36.3</text:p>
          </table:table-cell>
          <table:table-cell table:number-columns-repeated="23"/>
        </table:table-row>
        <table:table-row table:style-name="ro1">
          <table:table-cell/>
          <table:table-cell table:formula="of:=[.B69]+60*60" office:value-type="float" office:value="140400" calcext:value-type="float">
            <text:p>140400</text:p>
          </table:table-cell>
          <table:table-cell table:formula="of:=([.C$25]-[.N$2])*EXP(-[.B70]/[.K$2])+[.N$2]" office:value-type="float" office:value="35.634115768256" calcext:value-type="float">
            <text:p>35.6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wo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Three (SJH)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Run One (BDH)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number:min-decimal-places="1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3" number:min-decimal-places="3"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£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3:15:15.360222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21:23:22.926412079</meta:creation-date>
    <meta:editing-duration>PT4H31M27S</meta:editing-duration>
    <meta:editing-cycles>37</meta:editing-cycles>
    <meta:generator>LibreOffice/7.0.4.2$Linux_X86_64 LibreOffice_project/00$Build-2</meta:generator>
    <dc:date>2021-03-04T03:15:32.220585709</dc:date>
    <meta:document-statistic meta:table-count="4" meta:cell-count="86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One.P3:RunOne.P6 RunOne.E1:RunOne.E6 RunOne.C21:RunOne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data-point chart:repeated="4"/>
          </chart:series>
          <chart:series chart:style-name="ch11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159080242194">
                <text:p>923.159080242194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43.1590802422">
                <text:p>45743.1590802422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943.1590802422">
                <text:p>70943.1590802422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63.1590802422">
                <text:p>84563.1590802422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2000" chart:maximum="7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One.P3:RunOne.P6 RunOne.E1:RunOne.E6 RunOne.C21:RunOne.C62 RunOne.S40:RunOne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P3:RunOne.P6"/>
            <chart:data-point chart:repeated="4"/>
          </chart:series>
          <chart:series chart:style-name="ch11" chart:values-cell-range-address="RunOne.C23:RunOne.C62" chart:label-cell-address="RunOne.C21:RunOne.C22" chart:class="chart:scatter">
            <chart:domain table:cell-range-address="RunOne.B23:RunOne.B62"/>
            <chart:data-point chart:repeated="40"/>
          </chart:series>
          <chart:series chart:style-name="ch12" chart:values-cell-range-address="RunOne.S41:RunOne.S43" chart:label-cell-address="RunOne.S40:RunOne.S40" chart:class="chart:scatter">
            <chart:domain table:cell-range-address="RunOne.P41:RunOn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One.S40:RunOn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159080242194">
                <text:p>923.159080242194</text:p>
                <draw:g>
                  <svg:desc>RunOne.P3:RunOne.P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62388.8785757755">
                <text:p>62388.8785757755</text:p>
                <draw:g>
                  <svg:desc>RunOne.P41:RunOne.P43</svg:desc>
                </draw:g>
              </table:table-cell>
              <table:table-cell office:value-type="float" office:value="61.512576">
                <text:p>61.512576</text:p>
                <draw:g>
                  <svg:desc>RunOne.S41:RunOn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43.1590802422">
                <text:p>45743.1590802422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  <table:table-cell office:value-type="float" office:value="65988.8785757755">
                <text:p>65988.87857577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943.1590802422">
                <text:p>70943.1590802422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  <table:table-cell office:value-type="float" office:value="69588.8785757755">
                <text:p>69588.8785757755</text:p>
              </table:table-cell>
              <table:table-cell office:value-type="float" office:value="58.487424">
                <text:p>58.48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63.1590802422">
                <text:p>84563.1590802422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wo.P3:RunTwo.P8 RunTwo.E1:RunTwo.E8 RunTwo.C21:RunTwo.C62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data-point chart:repeated="6"/>
          </chart:series>
          <chart:series chart:style-name="ch11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6.47117718658">
                <text:p>6906.47117718658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26.4711771866">
                <text:p>13026.4711771866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46.4711771866">
                <text:p>32046.4711771866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46.4711771866">
                <text:p>60546.4711771866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46.4711771866">
                <text:p>71946.4711771866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26.471177187">
                <text:p>101526.471177187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7500" chart:maximum="67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wo.P3:RunTwo.P8 RunTwo.E1:RunTwo.E8 RunTwo.C21:RunTwo.C62 RunTwo.S40:RunTwo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P3:RunTwo.P8"/>
            <chart:data-point chart:repeated="6"/>
          </chart:series>
          <chart:series chart:style-name="ch11" chart:values-cell-range-address="RunTwo.C23:RunTwo.C62" chart:label-cell-address="RunTwo.C21:RunTwo.C22" chart:class="chart:scatter">
            <chart:domain table:cell-range-address="RunTwo.B23:RunTwo.B62"/>
            <chart:data-point chart:repeated="40"/>
          </chart:series>
          <chart:series chart:style-name="ch12" chart:values-cell-range-address="RunTwo.S41:RunTwo.S43" chart:label-cell-address="RunTwo.S40:RunTwo.S40" chart:class="chart:scatter">
            <chart:domain table:cell-range-address="RunTwo.P41:RunTwo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wo.S40:RunTwo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06.47117718658">
                <text:p>6906.47117718658</text:p>
                <draw:g>
                  <svg:desc>RunTwo.P3:RunTwo.P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59207.8271620103">
                <text:p>59207.8271620103</text:p>
                <draw:g>
                  <svg:desc>RunTwo.P41:RunTwo.P43</svg:desc>
                </draw:g>
              </table:table-cell>
              <table:table-cell office:value-type="float" office:value="61.589184">
                <text:p>61.589184</text:p>
                <draw:g>
                  <svg:desc>RunTwo.S41:RunTwo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26.4711771866">
                <text:p>13026.4711771866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  <table:table-cell office:value-type="float" office:value="62807.8271620103">
                <text:p>62807.8271620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46.4711771866">
                <text:p>32046.4711771866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  <table:table-cell office:value-type="float" office:value="66407.8271620103">
                <text:p>66407.8271620103</text:p>
              </table:table-cell>
              <table:table-cell office:value-type="float" office:value="58.410816">
                <text:p>58.410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46.4711771866">
                <text:p>60546.4711771866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46.4711771866">
                <text:p>71946.4711771866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26.471177187">
                <text:p>101526.471177187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hree.P3:RunThree.P8 RunThree.E1:RunThree.E6 RunThree.C21:RunThree.C62" chart:data-source-has-labels="row" svg:x="0.912cm" svg:y="1.358cm" svg:width="17.335cm" svg:height="8.566cm">
          <chart:coordinate-region svg:x="2.01cm" svg:y="1.557cm" svg:width="15.68cm" svg:height="7.72cm"/>
          <chart:axis chart:dimension="x" chart:name="primary-x" chart:style-name="ch5">
            <chart:title svg:x="8.41cm" svg:y="10.146cm" chart:style-name="ch6">
              <text:p>Time (seconds)</text:p>
            </chart:title>
          </chart:axis>
          <chart:axis chart:dimension="y" chart:name="primary-y" chart:style-name="ch7">
            <chart:title svg:x="0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8"/>
            <chart:data-point chart:repeated="6"/>
          </chart:series>
          <chart:series chart:style-name="ch11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0.23843264744">
                <text:p>2880.23843264744</text:p>
                <draw:g>
                  <svg:desc>RunThree.P3:RunThree.P8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80.2384326474">
                <text:p>47580.2384326474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00.2384326475">
                <text:p>85500.238432647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80.238432647">
                <text:p>127380.238432647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7500" chart:maximum="77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hree.P3:RunThree.P6 RunThree.E1:RunThree.E6 RunThree.C21:RunThree.C62 RunThree.S40:RunThree.S43" chart:data-source-has-labels="row" svg:x="1.406cm" svg:y="1.359cm" svg:width="13.87cm" svg:height="8.557cm">
          <chart:coordinate-region svg:x="2.318cm" svg:y="1.558cm" svg:width="12.493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P3:RunThree.P6"/>
            <chart:data-point chart:repeated="4"/>
          </chart:series>
          <chart:series chart:style-name="ch11" chart:values-cell-range-address="RunThree.C23:RunThree.C62" chart:label-cell-address="RunThree.C21:RunThree.C22" chart:class="chart:scatter">
            <chart:domain table:cell-range-address="RunThree.B23:RunThree.B62"/>
            <chart:data-point chart:repeated="40"/>
          </chart:series>
          <chart:series chart:style-name="ch12" chart:values-cell-range-address="RunThree.S41:RunThree.S43" chart:label-cell-address="RunThree.S40:RunThree.S40" chart:class="chart:scatter">
            <chart:domain table:cell-range-address="RunThree.P41:RunThre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hree.S40:RunThre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80.23843264744">
                <text:p>2880.23843264744</text:p>
                <draw:g>
                  <svg:desc>RunThree.P3:RunThree.P6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69510.6215256039">
                <text:p>69510.6215256039</text:p>
                <draw:g>
                  <svg:desc>RunThree.P41:RunThree.P43</svg:desc>
                </draw:g>
              </table:table-cell>
              <table:table-cell office:value-type="float" office:value="61.3652352">
                <text:p>61.3652352</text:p>
                <draw:g>
                  <svg:desc>RunThree.S41:RunThre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80.2384326474">
                <text:p>47580.2384326474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  <table:table-cell office:value-type="float" office:value="73110.6215256039">
                <text:p>73110.62152560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00.2384326475">
                <text:p>85500.238432647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  <table:table-cell office:value-type="float" office:value="76710.6215256039">
                <text:p>76710.6215256039</text:p>
              </table:table-cell>
              <table:table-cell office:value-type="float" office:value="58.6347648">
                <text:p>58.6347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380.238432647">
                <text:p>127380.238432647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BarnyRunNewStopperOne.P3:BarnyRunNewStopperOne.P19 BarnyRunNewStopperOne.E1:BarnyRunNewStopperOne.E19 BarnyRunNewStopperOne.C29:BarnyRunNewStopperOne.C70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data-point chart:repeated="2"/>
            <chart:data-point chart:style-name="ch11"/>
            <chart:data-point chart:repeated="14"/>
          </chart:series>
          <chart:series chart:style-name="ch12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50.8617969237">
                <text:p>40750.8617969237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90.8617979237">
                <text:p>42490.8617979237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10.8617979237">
                <text:p>43810.8617979237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0.8617979237">
                <text:p>44470.8617979237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30.8617979237">
                <text:p>46330.8617979237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0.8617979237">
                <text:p>49150.8617979237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70.8617979237">
                <text:p>52870.8617979237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30.8617979237">
                <text:p>55030.8617979237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0.8617979237">
                <text:p>58510.8617979237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90.8617979237">
                <text:p>61090.8617979237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10.8617979238">
                <text:p>69910.8617979238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750.8617969237">
                <text:p>76750.8617969237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10.8617979238">
                <text:p>81010.8617979238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90.8617969237">
                <text:p>85990.8617969237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630.8617979237">
                <text:p>88630.8617979237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30.8617969237">
                <text:p>96430.8617969237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010.861797924">
                <text:p>126010.861797924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5000" chart:maximum="65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BarnyRunNewStopperOne.P3:BarnyRunNewStopperOne.P19 BarnyRunNewStopperOne.E1:BarnyRunNewStopperOne.E19 BarnyRunNewStopperOne.C29:BarnyRunNewStopperOne.C70 BarnyRunNewStopperOne.S57:BarnyRunNewStopperOne.S60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BarnyRunNewStopperOne.E3:BarnyRunNewStopperOne.E19" chart:label-cell-address="BarnyRunNewStopperOne.E1:BarnyRunNewStopperOne.E2" chart:class="chart:scatter">
            <chart:domain table:cell-range-address="BarnyRunNewStopperOne.P3:BarnyRunNewStopperOne.P19"/>
            <chart:data-point chart:repeated="17"/>
          </chart:series>
          <chart:series chart:style-name="ch11" chart:values-cell-range-address="BarnyRunNewStopperOne.C31:BarnyRunNewStopperOne.C70" chart:label-cell-address="BarnyRunNewStopperOne.C29:BarnyRunNewStopperOne.C30" chart:class="chart:scatter">
            <chart:domain table:cell-range-address="BarnyRunNewStopperOne.B31:BarnyRunNewStopperOne.B70"/>
            <chart:data-point chart:repeated="40"/>
          </chart:series>
          <chart:series chart:style-name="ch12" chart:values-cell-range-address="BarnyRunNewStopperOne.S58:BarnyRunNewStopperOne.S60" chart:label-cell-address="BarnyRunNewStopperOne.S57:BarnyRunNewStopperOne.S57" chart:class="chart:scatter">
            <chart:domain table:cell-range-address="BarnyRunNewStopperOne.P58:BarnyRunNewStopperOne.P6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BarnyRunNewStopperOne.E1:BarnyRunNewStopper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BarnyRunNewStopperOne.C29:BarnyRunNewStopperOne.C3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BarnyRunNewStopperOne.S57:BarnyRunNewStopperOne.S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50.8617969237">
                <text:p>40750.8617969237</text:p>
                <draw:g>
                  <svg:desc>BarnyRunNewStopperOne.P3:BarnyRunNewStopperOne.P19</svg:desc>
                </draw:g>
              </table:table-cell>
              <table:table-cell office:value-type="float" office:value="69.9">
                <text:p>69.9</text:p>
                <draw:g>
                  <svg:desc>BarnyRunNewStopperOne.E3:BarnyRunNewStopperOne.E19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  <table:table-cell office:value-type="float" office:value="56010.1806467101">
                <text:p>56010.1806467101</text:p>
                <draw:g>
                  <svg:desc>BarnyRunNewStopperOne.P58:BarnyRunNewStopperOne.P60</svg:desc>
                </draw:g>
              </table:table-cell>
              <table:table-cell office:value-type="float" office:value="61.674432">
                <text:p>61.674432</text:p>
                <draw:g>
                  <svg:desc>BarnyRunNewStopperOne.S58:BarnyRunNewStopperOne.S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90.8617979237">
                <text:p>42490.8617979237</text:p>
              </table:table-cell>
              <table:table-cell office:value-type="float" office:value="68.9">
                <text:p>68.9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  <table:table-cell office:value-type="float" office:value="59610.1806467101">
                <text:p>59610.1806467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10.8617979237">
                <text:p>43810.8617979237</text:p>
              </table:table-cell>
              <table:table-cell office:value-type="float" office:value="68.2">
                <text:p>68.2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  <table:table-cell office:value-type="float" office:value="63210.1806467101">
                <text:p>63210.1806467101</text:p>
              </table:table-cell>
              <table:table-cell office:value-type="float" office:value="58.325568">
                <text:p>58.325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70.8617979237">
                <text:p>44470.8617979237</text:p>
              </table:table-cell>
              <table:table-cell office:value-type="float" office:value="67.8">
                <text:p>67.8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30.8617979237">
                <text:p>46330.8617979237</text:p>
              </table:table-cell>
              <table:table-cell office:value-type="float" office:value="66.6">
                <text:p>66.6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50.8617979237">
                <text:p>49150.8617979237</text:p>
              </table:table-cell>
              <table:table-cell office:value-type="float" office:value="65.1">
                <text:p>65.1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70.8617979237">
                <text:p>52870.8617979237</text:p>
              </table:table-cell>
              <table:table-cell office:value-type="float" office:value="63.1">
                <text:p>63.1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30.8617979237">
                <text:p>55030.8617979237</text:p>
              </table:table-cell>
              <table:table-cell office:value-type="float" office:value="62">
                <text:p>62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10.8617979237">
                <text:p>58510.8617979237</text:p>
              </table:table-cell>
              <table:table-cell office:value-type="float" office:value="60.4">
                <text:p>60.4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90.8617979237">
                <text:p>61090.8617979237</text:p>
              </table:table-cell>
              <table:table-cell office:value-type="float" office:value="59.2">
                <text:p>59.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10.8617979238">
                <text:p>69910.8617979238</text:p>
              </table:table-cell>
              <table:table-cell office:value-type="float" office:value="55.7">
                <text:p>55.7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750.8617969237">
                <text:p>76750.8617969237</text:p>
              </table:table-cell>
              <table:table-cell office:value-type="float" office:value="53">
                <text:p>53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010.8617979238">
                <text:p>81010.8617979238</text:p>
              </table:table-cell>
              <table:table-cell office:value-type="float" office:value="51.4">
                <text:p>51.4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90.8617969237">
                <text:p>85990.8617969237</text:p>
              </table:table-cell>
              <table:table-cell office:value-type="float" office:value="49.6">
                <text:p>49.6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630.8617979237">
                <text:p>88630.8617979237</text:p>
              </table:table-cell>
              <table:table-cell office:value-type="float" office:value="48.7">
                <text:p>48.7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30.8617969237">
                <text:p>96430.8617969237</text:p>
              </table:table-cell>
              <table:table-cell office:value-type="float" office:value="46.2">
                <text:p>46.2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010.861797924">
                <text:p>126010.861797924</text:p>
              </table:table-cell>
              <table:table-cell office:value-type="float" office:value="38.3">
                <text:p>38.3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4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8.106cm" svg:y="0.358cm" chart:style-name="ch2">
          <text:p>All runs (models)</text:p>
        </chart:title>
        <chart:legend chart:legend-position="end" svg:x="15.857cm" svg:y="4.513cm" style:legend-expansion="high" chart:style-name="ch3"/>
        <chart:plot-area chart:style-name="ch4" table:cell-range-address="RunOne.B23:RunOne.C62 BarnyRunNewStopperOne.K71:BarnyRunNewStopperOne.K74 RunTwo.C23:RunTwo.C62 RunThree.C23:RunThree.C62 BarnyRunNewStopperOne.C31:BarnyRunNewStopperOne.C70" chart:data-source-has-labels="row" svg:x="1.406cm" svg:y="1.359cm" svg:width="14.056cm" svg:height="8.557cm">
          <chart:coordinate-region svg:x="2.318cm" svg:y="1.558cm" svg:width="12.401cm" svg:height="7.711cm"/>
          <chart:axis chart:dimension="x" chart:name="primary-x" chart:style-name="ch5">
            <chart:title svg:x="7.265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C23:RunOne.C62" chart:label-cell-address="BarnyRunNewStopperOne.K71:BarnyRunNewStopperOne.K71" chart:class="chart:scatter">
            <chart:domain table:cell-range-address="RunOne.B23:RunOne.B62"/>
            <chart:data-point chart:repeated="40"/>
          </chart:series>
          <chart:series chart:style-name="ch11" chart:values-cell-range-address="RunTwo.C23:RunTwo.C62" chart:label-cell-address="BarnyRunNewStopperOne.K72:BarnyRunNewStopperOne.K72" chart:class="chart:scatter">
            <chart:domain table:cell-range-address="RunTwo.B23:RunTwo.B62"/>
            <chart:data-point chart:repeated="40"/>
          </chart:series>
          <chart:series chart:style-name="ch12" chart:values-cell-range-address="RunThree.C23:RunThree.C62" chart:label-cell-address="BarnyRunNewStopperOne.K73:BarnyRunNewStopperOne.K73" chart:class="chart:scatter">
            <chart:domain table:cell-range-address="RunThree.B23:RunThree.B62"/>
            <chart:data-point chart:repeated="40"/>
          </chart:series>
          <chart:series chart:style-name="ch13" chart:values-cell-range-address="BarnyRunNewStopperOne.C31:BarnyRunNewStopperOne.C70" chart:label-cell-address="BarnyRunNewStopperOne.K74:BarnyRunNewStopperOne.K74" chart:class="chart:scatter">
            <chart:domain table:cell-range-address="BarnyRunNewStopperOne.B31:BarnyRunNewStopperOne.B70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 One (SJH)</text:p>
                <draw:g>
                  <svg:desc>BarnyRunNewStopperOne.K71:BarnyRunNewStopperOne.K7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wo (SJH)</text:p>
                <draw:g>
                  <svg:desc>BarnyRunNewStopperOne.K72:BarnyRunNewStopperOne.K7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Three (SJH)</text:p>
                <draw:g>
                  <svg:desc>BarnyRunNewStopperOne.K73:BarnyRunNewStopperOne.K7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 One (BDH)</text:p>
                <draw:g>
                  <svg:desc>BarnyRunNewStopperOne.K74:BarnyRunNewStopperOne.K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One.B23:RunOne.B62</svg:desc>
                </draw:g>
              </table:table-cell>
              <table:table-cell office:value-type="float" office:value="100">
                <text:p>100</text:p>
                <draw:g>
                  <svg:desc>RunOne.C23:RunOne.C62</svg:desc>
                </draw:g>
              </table:table-cell>
              <table:table-cell office:value-type="float" office:value="0">
                <text:p>0</text:p>
                <draw:g>
                  <svg:desc>RunTwo.B23:RunTwo.B62</svg:desc>
                </draw:g>
              </table:table-cell>
              <table:table-cell office:value-type="float" office:value="100">
                <text:p>100</text:p>
                <draw:g>
                  <svg:desc>RunTwo.C23:RunTwo.C62</svg:desc>
                </draw:g>
              </table:table-cell>
              <table:table-cell office:value-type="float" office:value="0">
                <text:p>0</text:p>
                <draw:g>
                  <svg:desc>RunThree.B23:RunThree.B62</svg:desc>
                </draw:g>
              </table:table-cell>
              <table:table-cell office:value-type="float" office:value="100">
                <text:p>100</text:p>
                <draw:g>
                  <svg:desc>RunThree.C23:RunThree.C62</svg:desc>
                </draw:g>
              </table:table-cell>
              <table:table-cell office:value-type="float" office:value="0">
                <text:p>0</text:p>
                <draw:g>
                  <svg:desc>BarnyRunNewStopperOne.B31:BarnyRunNewStopperOne.B70</svg:desc>
                </draw:g>
              </table:table-cell>
              <table:table-cell office:value-type="float" office:value="100">
                <text:p>100</text:p>
                <draw:g>
                  <svg:desc>BarnyRunNewStopperOne.C31:BarnyRunNewStopperOne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97.0313309596412">
                <text:p>97.0313309596412</text:p>
              </table:table-cell>
              <table:table-cell office:value-type="float" office:value="3600">
                <text:p>3600</text:p>
              </table:table-cell>
              <table:table-cell office:value-type="float" office:value="96.8839417395563">
                <text:p>96.8839417395563</text:p>
              </table:table-cell>
              <table:table-cell office:value-type="float" office:value="3600">
                <text:p>3600</text:p>
              </table:table-cell>
              <table:table-cell office:value-type="float" office:value="97.3156006429678">
                <text:p>97.3156006429678</text:p>
              </table:table-cell>
              <table:table-cell office:value-type="float" office:value="3600">
                <text:p>3600</text:p>
              </table:table-cell>
              <table:table-cell office:value-type="float" office:value="96.7202611628967">
                <text:p>96.720261162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0">
                <text:p>7200</text:p>
              </table:table-cell>
              <table:table-cell office:value-type="float" office:value="94.1728243676721">
                <text:p>94.1728243676721</text:p>
              </table:table-cell>
              <table:table-cell office:value-type="float" office:value="7200">
                <text:p>7200</text:p>
              </table:table-cell>
              <table:table-cell office:value-type="float" office:value="93.8892562176435">
                <text:p>93.8892562176435</text:p>
              </table:table-cell>
              <table:table-cell office:value-type="float" office:value="7200">
                <text:p>7200</text:p>
              </table:table-cell>
              <table:table-cell office:value-type="float" office:value="94.7212762847861">
                <text:p>94.7212762847861</text:p>
              </table:table-cell>
              <table:table-cell office:value-type="float" office:value="7200">
                <text:p>7200</text:p>
              </table:table-cell>
              <table:table-cell office:value-type="float" office:value="93.5749809112884">
                <text:p>93.5749809112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00">
                <text:p>10800</text:p>
              </table:table-cell>
              <table:table-cell office:value-type="float" office:value="91.4203922759686">
                <text:p>91.4203922759686</text:p>
              </table:table-cell>
              <table:table-cell office:value-type="float" office:value="10800">
                <text:p>10800</text:p>
              </table:table-cell>
              <table:table-cell office:value-type="float" office:value="91.0112158777056">
                <text:p>91.0112158777056</text:p>
              </table:table-cell>
              <table:table-cell office:value-type="float" office:value="10800">
                <text:p>10800</text:p>
              </table:table-cell>
              <table:table-cell office:value-type="float" office:value="92.2140044595923">
                <text:p>92.2140044595923</text:p>
              </table:table-cell>
              <table:table-cell office:value-type="float" office:value="10800">
                <text:p>10800</text:p>
              </table:table-cell>
              <table:table-cell office:value-type="float" office:value="90.5586468821148">
                <text:p>90.5586468821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0">
                <text:p>14400</text:p>
              </table:table-cell>
              <table:table-cell office:value-type="float" office:value="88.7700984334692">
                <text:p>88.7700984334692</text:p>
              </table:table-cell>
              <table:table-cell office:value-type="float" office:value="14400">
                <text:p>14400</text:p>
              </table:table-cell>
              <table:table-cell office:value-type="float" office:value="88.2452773049571">
                <text:p>88.2452773049571</text:p>
              </table:table-cell>
              <table:table-cell office:value-type="float" office:value="14400">
                <text:p>14400</text:p>
              </table:table-cell>
              <table:table-cell office:value-type="float" office:value="89.7908641203417">
                <text:p>89.7908641203417</text:p>
              </table:table-cell>
              <table:table-cell office:value-type="float" office:value="14400">
                <text:p>14400</text:p>
              </table:table-cell>
              <table:table-cell office:value-type="float" office:value="87.6659727012057">
                <text:p>87.6659727012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86.2181526569458">
                <text:p>86.2181526569458</text:p>
              </table:table-cell>
              <table:table-cell office:value-type="float" office:value="18000">
                <text:p>18000</text:p>
              </table:table-cell>
              <table:table-cell office:value-type="float" office:value="85.5870740539273">
                <text:p>85.5870740539273</text:p>
              </table:table-cell>
              <table:table-cell office:value-type="float" office:value="18000">
                <text:p>18000</text:p>
              </table:table-cell>
              <table:table-cell office:value-type="float" office:value="87.4490322356996">
                <text:p>87.4490322356996</text:p>
              </table:table-cell>
              <table:table-cell office:value-type="float" office:value="18000">
                <text:p>18000</text:p>
              </table:table-cell>
              <table:table-cell office:value-type="float" office:value="84.8918887184742">
                <text:p>84.891888718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00">
                <text:p>21600</text:p>
              </table:table-cell>
              <table:table-cell office:value-type="float" office:value="83.7609054106654">
                <text:p>83.7609054106654</text:p>
              </table:table-cell>
              <table:table-cell office:value-type="float" office:value="21600">
                <text:p>21600</text:p>
              </table:table-cell>
              <table:table-cell office:value-type="float" office:value="83.0324097553764">
                <text:p>83.0324097553764</text:p>
              </table:table-cell>
              <table:table-cell office:value-type="float" office:value="21600">
                <text:p>21600</text:p>
              </table:table-cell>
              <table:table-cell office:value-type="float" office:value="85.1857805011252">
                <text:p>85.1857805011252</text:p>
              </table:table-cell>
              <table:table-cell office:value-type="float" office:value="21600">
                <text:p>21600</text:p>
              </table:table-cell>
              <table:table-cell office:value-type="float" office:value="82.2315331229371">
                <text:p>82.2315331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00">
                <text:p>25200</text:p>
              </table:table-cell>
              <table:table-cell office:value-type="float" office:value="81.3948425871918">
                <text:p>81.3948425871918</text:p>
              </table:table-cell>
              <table:table-cell office:value-type="float" office:value="25200">
                <text:p>25200</text:p>
              </table:table-cell>
              <table:table-cell office:value-type="float" office:value="80.5772514917025">
                <text:p>80.5772514917025</text:p>
              </table:table-cell>
              <table:table-cell office:value-type="float" office:value="25200">
                <text:p>25200</text:p>
              </table:table-cell>
              <table:table-cell office:value-type="float" office:value="82.9984721603144">
                <text:p>82.9984721603144</text:p>
              </table:table-cell>
              <table:table-cell office:value-type="float" office:value="25200">
                <text:p>25200</text:p>
              </table:table-cell>
              <table:table-cell office:value-type="float" office:value="79.6802434219899">
                <text:p>79.680243421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00">
                <text:p>28800</text:p>
              </table:table-cell>
              <table:table-cell office:value-type="float" office:value="79.116580481863">
                <text:p>79.116580481863</text:p>
              </table:table-cell>
              <table:table-cell office:value-type="float" office:value="28800">
                <text:p>28800</text:p>
              </table:table-cell>
              <table:table-cell office:value-type="float" office:value="78.2177234303812">
                <text:p>78.2177234303812</text:p>
              </table:table-cell>
              <table:table-cell office:value-type="float" office:value="28800">
                <text:p>28800</text:p>
              </table:table-cell>
              <table:table-cell office:value-type="float" office:value="80.8845589333">
                <text:p>80.8845589333</text:p>
              </table:table-cell>
              <table:table-cell office:value-type="float" office:value="28800">
                <text:p>28800</text:p>
              </table:table-cell>
              <table:table-cell office:value-type="float" office:value="77.2335482700039">
                <text:p>77.23354827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00">
                <text:p>32400</text:p>
              </table:table-cell>
              <table:table-cell office:value-type="float" office:value="76.9228609537582">
                <text:p>76.9228609537582</text:p>
              </table:table-cell>
              <table:table-cell office:value-type="float" office:value="32400">
                <text:p>32400</text:p>
              </table:table-cell>
              <table:table-cell office:value-type="float" office:value="75.9501007053879">
                <text:p>75.9501007053879</text:p>
              </table:table-cell>
              <table:table-cell office:value-type="float" office:value="32400">
                <text:p>32400</text:p>
              </table:table-cell>
              <table:table-cell office:value-type="float" office:value="78.8415780476282">
                <text:p>78.8415780476282</text:p>
              </table:table-cell>
              <table:table-cell office:value-type="float" office:value="32400">
                <text:p>32400</text:p>
              </table:table-cell>
              <table:table-cell office:value-type="float" office:value="74.8871596319245">
                <text:p>74.887159631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0">
                <text:p>36000</text:p>
              </table:table-cell>
              <table:table-cell office:value-type="float" office:value="74.8105467662323">
                <text:p>74.8105467662323</text:p>
              </table:table-cell>
              <table:table-cell office:value-type="float" office:value="36000">
                <text:p>36000</text:p>
              </table:table-cell>
              <table:table-cell office:value-type="float" office:value="73.7708035369418">
                <text:p>73.7708035369418</text:p>
              </table:table-cell>
              <table:table-cell office:value-type="float" office:value="36000">
                <text:p>36000</text:p>
              </table:table-cell>
              <table:table-cell office:value-type="float" office:value="76.8671493691556">
                <text:p>76.8671493691556</text:p>
              </table:table-cell>
              <table:table-cell office:value-type="float" office:value="36000">
                <text:p>36000</text:p>
              </table:table-cell>
              <table:table-cell office:value-type="float" office:value="72.6369652681355">
                <text:p>72.6369652681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00">
                <text:p>39600</text:p>
              </table:table-cell>
              <table:table-cell office:value-type="float" office:value="72.7766171003566">
                <text:p>72.7766171003566</text:p>
              </table:table-cell>
              <table:table-cell office:value-type="float" office:value="39600">
                <text:p>39600</text:p>
              </table:table-cell>
              <table:table-cell office:value-type="float" office:value="71.676391580292">
                <text:p>71.676391580292</text:p>
              </table:table-cell>
              <table:table-cell office:value-type="float" office:value="39600">
                <text:p>39600</text:p>
              </table:table-cell>
              <table:table-cell office:value-type="float" office:value="74.9589726291204">
                <text:p>74.9589726291204</text:p>
              </table:table-cell>
              <table:table-cell office:value-type="float" office:value="39600">
                <text:p>39600</text:p>
              </table:table-cell>
              <table:table-cell office:value-type="float" office:value="70.479021527421">
                <text:p>70.479021527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0">
                <text:p>43200</text:p>
              </table:table-cell>
              <table:table-cell office:value-type="float" office:value="70.8181632348478">
                <text:p>70.8181632348478</text:p>
              </table:table-cell>
              <table:table-cell office:value-type="float" office:value="43200">
                <text:p>43200</text:p>
              </table:table-cell>
              <table:table-cell office:value-type="float" office:value="69.6635584946209">
                <text:p>69.6635584946209</text:p>
              </table:table-cell>
              <table:table-cell office:value-type="float" office:value="43200">
                <text:p>43200</text:p>
              </table:table-cell>
              <table:table-cell office:value-type="float" office:value="73.1148247442609">
                <text:p>73.1148247442609</text:p>
              </table:table-cell>
              <table:table-cell office:value-type="float" office:value="43200">
                <text:p>43200</text:p>
              </table:table-cell>
              <table:table-cell office:value-type="float" office:value="68.4095464353903">
                <text:p>68.4095464353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800">
                <text:p>46800</text:p>
              </table:table-cell>
              <table:table-cell office:value-type="float" office:value="68.9323843863079">
                <text:p>68.9323843863079</text:p>
              </table:table-cell>
              <table:table-cell office:value-type="float" office:value="46800">
                <text:p>46800</text:p>
              </table:table-cell>
              <table:table-cell office:value-type="float" office:value="67.7291267234934">
                <text:p>67.7291267234934</text:p>
              </table:table-cell>
              <table:table-cell office:value-type="float" office:value="46800">
                <text:p>46800</text:p>
              </table:table-cell>
              <table:table-cell office:value-type="float" office:value="71.3325572268563">
                <text:p>71.3325572268563</text:p>
              </table:table-cell>
              <table:table-cell office:value-type="float" office:value="46800">
                <text:p>46800</text:p>
              </table:table-cell>
              <table:table-cell office:value-type="float" office:value="66.4249130662565">
                <text:p>66.424913066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00">
                <text:p>50400</text:p>
              </table:table-cell>
              <table:table-cell office:value-type="float" office:value="67.1165837038257">
                <text:p>67.1165837038257</text:p>
              </table:table-cell>
              <table:table-cell office:value-type="float" office:value="50400">
                <text:p>50400</text:p>
              </table:table-cell>
              <table:table-cell office:value-type="float" office:value="65.8700424786121">
                <text:p>65.8700424786121</text:p>
              </table:table-cell>
              <table:table-cell office:value-type="float" office:value="50400">
                <text:p>50400</text:p>
              </table:table-cell>
              <table:table-cell office:value-type="float" office:value="69.6100936816739">
                <text:p>69.6100936816739</text:p>
              </table:table-cell>
              <table:table-cell office:value-type="float" office:value="50400">
                <text:p>50400</text:p>
              </table:table-cell>
              <table:table-cell office:value-type="float" office:value="64.5216431863497">
                <text:p>64.521643186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00">
                <text:p>54000</text:p>
              </table:table-cell>
              <table:table-cell office:value-type="float" office:value="65.3681644122129">
                <text:p>65.3681644122129</text:p>
              </table:table-cell>
              <table:table-cell office:value-type="float" office:value="54000">
                <text:p>54000</text:p>
              </table:table-cell>
              <table:table-cell office:value-type="float" office:value="64.0833709189573">
                <text:p>64.0833709189573</text:p>
              </table:table-cell>
              <table:table-cell office:value-type="float" office:value="54000">
                <text:p>54000</text:p>
              </table:table-cell>
              <table:table-cell office:value-type="float" office:value="67.9454273869065">
                <text:p>67.9454273869065</text:p>
              </table:table-cell>
              <table:table-cell office:value-type="float" office:value="54000">
                <text:p>54000</text:p>
              </table:table-cell>
              <table:table-cell office:value-type="float" office:value="62.6964011582256">
                <text:p>62.696401158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00">
                <text:p>57600</text:p>
              </table:table-cell>
              <table:table-cell office:value-type="float" office:value="63.6846260983574">
                <text:p>63.6846260983574</text:p>
              </table:table-cell>
              <table:table-cell office:value-type="float" office:value="57600">
                <text:p>57600</text:p>
              </table:table-cell>
              <table:table-cell office:value-type="float" office:value="62.3662915177045">
                <text:p>62.3662915177045</text:p>
              </table:table-cell>
              <table:table-cell office:value-type="float" office:value="57600">
                <text:p>57600</text:p>
              </table:table-cell>
              <table:table-cell office:value-type="float" office:value="66.3366189562809">
                <text:p>66.3366189562809</text:p>
              </table:table-cell>
              <table:table-cell office:value-type="float" office:value="57600">
                <text:p>57600</text:p>
              </table:table-cell>
              <table:table-cell office:value-type="float" office:value="60.9459880946859">
                <text:p>60.9459880946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200">
                <text:p>61200</text:p>
              </table:table-cell>
              <table:table-cell office:value-type="float" office:value="62.0635611353843">
                <text:p>62.0635611353843</text:p>
              </table:table-cell>
              <table:table-cell office:value-type="float" office:value="61200">
                <text:p>61200</text:p>
              </table:table-cell>
              <table:table-cell office:value-type="float" office:value="60.7160936096031">
                <text:p>60.7160936096031</text:p>
              </table:table-cell>
              <table:table-cell office:value-type="float" office:value="61200">
                <text:p>61200</text:p>
              </table:table-cell>
              <table:table-cell office:value-type="float" office:value="64.7817940796149">
                <text:p>64.7817940796149</text:p>
              </table:table-cell>
              <table:table-cell office:value-type="float" office:value="61200">
                <text:p>61200</text:p>
              </table:table-cell>
              <table:table-cell office:value-type="float" office:value="59.2673362524645">
                <text:p>59.2673362524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800">
                <text:p>64800</text:p>
              </table:table-cell>
              <table:table-cell office:value-type="float" office:value="60.5026512395111">
                <text:p>60.5026512395111</text:p>
              </table:table-cell>
              <table:table-cell office:value-type="float" office:value="64800">
                <text:p>64800</text:p>
              </table:table-cell>
              <table:table-cell office:value-type="float" office:value="59.1301721117881">
                <text:p>59.1301721117881</text:p>
              </table:table-cell>
              <table:table-cell office:value-type="float" office:value="64800">
                <text:p>64800</text:p>
              </table:table-cell>
              <table:table-cell office:value-type="float" office:value="63.2791413391891">
                <text:p>63.2791413391891</text:p>
              </table:table-cell>
              <table:table-cell office:value-type="float" office:value="64800">
                <text:p>64800</text:p>
              </table:table-cell>
              <table:table-cell office:value-type="float" office:value="57.6575036557544">
                <text:p>57.6575036557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400">
                <text:p>68400</text:p>
              </table:table-cell>
              <table:table-cell office:value-type="float" office:value="58.9996641546712">
                <text:p>58.9996641546712</text:p>
              </table:table-cell>
              <table:table-cell office:value-type="float" office:value="68400">
                <text:p>68400</text:p>
              </table:table-cell>
              <table:table-cell office:value-type="float" office:value="57.606023411269">
                <text:p>57.606023411269</text:p>
              </table:table-cell>
              <table:table-cell office:value-type="float" office:value="68400">
                <text:p>68400</text:p>
              </table:table-cell>
              <table:table-cell office:value-type="float" office:value="61.8269100993913">
                <text:p>61.8269100993913</text:p>
              </table:table-cell>
              <table:table-cell office:value-type="float" office:value="68400">
                <text:p>68400</text:p>
              </table:table-cell>
              <table:table-cell office:value-type="float" office:value="56.1136689401527">
                <text:p>56.1136689401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000">
                <text:p>72000</text:p>
              </table:table-cell>
              <table:table-cell office:value-type="float" office:value="57.5524504601667">
                <text:p>57.5524504601667</text:p>
              </table:table-cell>
              <table:table-cell office:value-type="float" office:value="72000">
                <text:p>72000</text:p>
              </table:table-cell>
              <table:table-cell office:value-type="float" office:value="56.141241412605">
                <text:p>56.141241412605</text:p>
              </table:table-cell>
              <table:table-cell office:value-type="float" office:value="72000">
                <text:p>72000</text:p>
              </table:table-cell>
              <table:table-cell office:value-type="float" office:value="60.4234084671732">
                <text:p>60.4234084671732</text:p>
              </table:table-cell>
              <table:table-cell office:value-type="float" office:value="72000">
                <text:p>72000</text:p>
              </table:table-cell>
              <table:table-cell office:value-type="float" office:value="54.6331264079863">
                <text:p>54.6331264079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00">
                <text:p>75600</text:p>
              </table:table-cell>
              <table:table-cell office:value-type="float" office:value="56.1589404967828">
                <text:p>56.1589404967828</text:p>
              </table:table-cell>
              <table:table-cell office:value-type="float" office:value="75600">
                <text:p>75600</text:p>
              </table:table-cell>
              <table:table-cell office:value-type="float" office:value="54.7335137395245">
                <text:p>54.7335137395245</text:p>
              </table:table-cell>
              <table:table-cell office:value-type="float" office:value="75600">
                <text:p>75600</text:p>
              </table:table-cell>
              <table:table-cell office:value-type="float" office:value="59.067001320944">
                <text:p>59.067001320944</text:p>
              </table:table-cell>
              <table:table-cell office:value-type="float" office:value="75600">
                <text:p>75600</text:p>
              </table:table-cell>
              <table:table-cell office:value-type="float" office:value="53.2132812863541">
                <text:p>53.2132812863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200">
                <text:p>79200</text:p>
              </table:table-cell>
              <table:table-cell office:value-type="float" office:value="54.8171414069706">
                <text:p>54.8171414069706</text:p>
              </table:table-cell>
              <table:table-cell office:value-type="float" office:value="79200">
                <text:p>79200</text:p>
              </table:table-cell>
              <table:table-cell office:value-type="float" office:value="53.380618084496">
                <text:p>53.380618084496</text:p>
              </table:table-cell>
              <table:table-cell office:value-type="float" office:value="79200">
                <text:p>79200</text:p>
              </table:table-cell>
              <table:table-cell office:value-type="float" office:value="57.7561084056051">
                <text:p>57.7561084056051</text:p>
              </table:table-cell>
              <table:table-cell office:value-type="float" office:value="79200">
                <text:p>79200</text:p>
              </table:table-cell>
              <table:table-cell office:value-type="float" office:value="51.8516451795729">
                <text:p>51.8516451795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800">
                <text:p>82800</text:p>
              </table:table-cell>
              <table:table-cell office:value-type="float" office:value="53.5251342848623">
                <text:p>53.5251342848623</text:p>
              </table:table-cell>
              <table:table-cell office:value-type="float" office:value="82800">
                <text:p>82800</text:p>
              </table:table-cell>
              <table:table-cell office:value-type="float" office:value="52.0804187004846">
                <text:p>52.0804187004846</text:p>
              </table:table-cell>
              <table:table-cell office:value-type="float" office:value="82800">
                <text:p>82800</text:p>
              </table:table-cell>
              <table:table-cell office:value-type="float" office:value="56.4892024915045">
                <text:p>56.4892024915045</text:p>
              </table:table-cell>
              <table:table-cell office:value-type="float" office:value="82800">
                <text:p>82800</text:p>
              </table:table-cell>
              <table:table-cell office:value-type="float" office:value="50.5458317080594">
                <text:p>50.5458317080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400">
                <text:p>86400</text:p>
              </table:table-cell>
              <table:table-cell office:value-type="float" office:value="52.2810714320455">
                <text:p>52.2810714320455</text:p>
              </table:table-cell>
              <table:table-cell office:value-type="float" office:value="86400">
                <text:p>86400</text:p>
              </table:table-cell>
              <table:table-cell office:value-type="float" office:value="50.8308630293579">
                <text:p>50.8308630293579</text:p>
              </table:table-cell>
              <table:table-cell office:value-type="float" office:value="86400">
                <text:p>86400</text:p>
              </table:table-cell>
              <table:table-cell office:value-type="float" office:value="55.2648075951694">
                <text:p>55.2648075951694</text:p>
              </table:table-cell>
              <table:table-cell office:value-type="float" office:value="86400">
                <text:p>86400</text:p>
              </table:table-cell>
              <table:table-cell office:value-type="float" office:value="49.2935523260026">
                <text:p>49.2935523260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0">
                <text:p>90000</text:p>
              </table:table-cell>
              <table:table-cell office:value-type="float" office:value="51.0831737151714">
                <text:p>51.0831737151714</text:p>
              </table:table-cell>
              <table:table-cell office:value-type="float" office:value="90000">
                <text:p>90000</text:p>
              </table:table-cell>
              <table:table-cell office:value-type="float" office:value="49.6299784616173">
                <text:p>49.6299784616173</text:p>
              </table:table-cell>
              <table:table-cell office:value-type="float" office:value="90000">
                <text:p>90000</text:p>
              </table:table-cell>
              <table:table-cell office:value-type="float" office:value="54.0814972597402">
                <text:p>54.0814972597402</text:p>
              </table:table-cell>
              <table:table-cell office:value-type="float" office:value="90000">
                <text:p>90000</text:p>
              </table:table-cell>
              <table:table-cell office:value-type="float" office:value="48.0926123104988">
                <text:p>48.0926123104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600">
                <text:p>93600</text:p>
              </table:table-cell>
              <table:table-cell office:value-type="float" office:value="49.9297280216173">
                <text:p>49.9297280216173</text:p>
              </table:table-cell>
              <table:table-cell office:value-type="float" office:value="93600">
                <text:p>93600</text:p>
              </table:table-cell>
              <table:table-cell office:value-type="float" office:value="48.4758692223412">
                <text:p>48.4758692223412</text:p>
              </table:table-cell>
              <table:table-cell office:value-type="float" office:value="93600">
                <text:p>93600</text:p>
              </table:table-cell>
              <table:table-cell office:value-type="float" office:value="52.9378928931059">
                <text:p>52.9378928931059</text:p>
              </table:table-cell>
              <table:table-cell office:value-type="float" office:value="93600">
                <text:p>93600</text:p>
              </table:table-cell>
              <table:table-cell office:value-type="float" office:value="46.9409069151184">
                <text:p>46.9409069151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200">
                <text:p>97200</text:p>
              </table:table-cell>
              <table:table-cell office:value-type="float" office:value="48.8190848095656">
                <text:p>48.8190848095656</text:p>
              </table:table-cell>
              <table:table-cell office:value-type="float" office:value="97200">
                <text:p>97200</text:p>
              </table:table-cell>
              <table:table-cell office:value-type="float" office:value="47.3667133784213">
                <text:p>47.3667133784213</text:p>
              </table:table-cell>
              <table:table-cell office:value-type="float" office:value="97200">
                <text:p>97200</text:p>
              </table:table-cell>
              <table:table-cell office:value-type="float" office:value="51.8326621618028">
                <text:p>51.8326621618028</text:p>
              </table:table-cell>
              <table:table-cell office:value-type="float" office:value="97200">
                <text:p>97200</text:p>
              </table:table-cell>
              <table:table-cell office:value-type="float" office:value="45.8364176811647">
                <text:p>45.8364176811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00">
                <text:p>100800</text:p>
              </table:table-cell>
              <table:table-cell office:value-type="float" office:value="47.7496557489952">
                <text:p>47.7496557489952</text:p>
              </table:table-cell>
              <table:table-cell office:value-type="float" office:value="100800">
                <text:p>100800</text:p>
              </table:table-cell>
              <table:table-cell office:value-type="float" office:value="46.300759962371">
                <text:p>46.300759962371</text:p>
              </table:table-cell>
              <table:table-cell office:value-type="float" office:value="100800">
                <text:p>100800</text:p>
              </table:table-cell>
              <table:table-cell office:value-type="float" office:value="50.7645174388058">
                <text:p>50.7645174388058</text:p>
              </table:table-cell>
              <table:table-cell office:value-type="float" office:value="100800">
                <text:p>100800</text:p>
              </table:table-cell>
              <table:table-cell office:value-type="float" office:value="44.7772089001579">
                <text:p>44.7772089001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400">
                <text:p>104400</text:p>
              </table:table-cell>
              <table:table-cell office:value-type="float" office:value="46.719911450212">
                <text:p>46.719911450212</text:p>
              </table:table-cell>
              <table:table-cell office:value-type="float" office:value="104400">
                <text:p>104400</text:p>
              </table:table-cell>
              <table:table-cell office:value-type="float" office:value="45.2763262081623">
                <text:p>45.2763262081623</text:p>
              </table:table-cell>
              <table:table-cell office:value-type="float" office:value="104400">
                <text:p>104400</text:p>
              </table:table-cell>
              <table:table-cell office:value-type="float" office:value="49.7322143034041">
                <text:p>49.7322143034041</text:p>
              </table:table-cell>
              <table:table-cell office:value-type="float" office:value="104400">
                <text:p>104400</text:p>
              </table:table-cell>
              <table:table-cell office:value-type="float" office:value="43.7614242213471">
                <text:p>43.7614242213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000">
                <text:p>108000</text:p>
              </table:table-cell>
              <table:table-cell office:value-type="float" office:value="45.7283792766698">
                <text:p>45.7283792766698</text:p>
              </table:table-cell>
              <table:table-cell office:value-type="float" office:value="108000">
                <text:p>108000</text:p>
              </table:table-cell>
              <table:table-cell office:value-type="float" office:value="44.2917948947296">
                <text:p>44.2917948947296</text:p>
              </table:table-cell>
              <table:table-cell office:value-type="float" office:value="108000">
                <text:p>108000</text:p>
              </table:table-cell>
              <table:table-cell office:value-type="float" office:value="48.7345500914141">
                <text:p>48.7345500914141</text:p>
              </table:table-cell>
              <table:table-cell office:value-type="float" office:value="108000">
                <text:p>108000</text:p>
              </table:table-cell>
              <table:table-cell office:value-type="float" office:value="42.7872833983016">
                <text:p>42.7872833983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600">
                <text:p>111600</text:p>
              </table:table-cell>
              <table:table-cell office:value-type="float" office:value="44.7736412389541">
                <text:p>44.7736412389541</text:p>
              </table:table-cell>
              <table:table-cell office:value-type="float" office:value="111600">
                <text:p>111600</text:p>
              </table:table-cell>
              <table:table-cell office:value-type="float" office:value="43.3456117929455">
                <text:p>43.3456117929455</text:p>
              </table:table-cell>
              <table:table-cell office:value-type="float" office:value="111600">
                <text:p>111600</text:p>
              </table:table-cell>
              <table:table-cell office:value-type="float" office:value="47.770362494039">
                <text:p>47.770362494039</text:p>
              </table:table-cell>
              <table:table-cell office:value-type="float" office:value="111600">
                <text:p>111600</text:p>
              </table:table-cell>
              <table:table-cell office:value-type="float" office:value="41.8530791688829">
                <text:p>41.8530791688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200">
                <text:p>115200</text:p>
              </table:table-cell>
              <table:table-cell office:value-type="float" office:value="43.8543319669161">
                <text:p>43.8543319669161</text:p>
              </table:table-cell>
              <table:table-cell office:value-type="float" office:value="115200">
                <text:p>115200</text:p>
              </table:table-cell>
              <table:table-cell office:value-type="float" office:value="42.436283212039">
                <text:p>42.436283212039</text:p>
              </table:table-cell>
              <table:table-cell office:value-type="float" office:value="115200">
                <text:p>115200</text:p>
              </table:table-cell>
              <table:table-cell office:value-type="float" office:value="46.8385282037447">
                <text:p>46.8385282037447</text:p>
              </table:table-cell>
              <table:table-cell office:value-type="float" office:value="115200">
                <text:p>115200</text:p>
              </table:table-cell>
              <table:table-cell office:value-type="float" office:value="40.957174263127">
                <text:p>40.957174263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800">
                <text:p>118800</text:p>
              </table:table-cell>
              <table:table-cell office:value-type="float" office:value="42.9691367570582">
                <text:p>42.9691367570582</text:p>
              </table:table-cell>
              <table:table-cell office:value-type="float" office:value="118800">
                <text:p>118800</text:p>
              </table:table-cell>
              <table:table-cell office:value-type="float" office:value="41.5623736415824">
                <text:p>41.5623736415824</text:p>
              </table:table-cell>
              <table:table-cell office:value-type="float" office:value="118800">
                <text:p>118800</text:p>
              </table:table-cell>
              <table:table-cell office:value-type="float" office:value="45.9379616055719">
                <text:p>45.9379616055719</text:p>
              </table:table-cell>
              <table:table-cell office:value-type="float" office:value="118800">
                <text:p>118800</text:p>
              </table:table-cell>
              <table:table-cell office:value-type="float" office:value="40.097998533793">
                <text:p>40.097998533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400">
                <text:p>122400</text:p>
              </table:table-cell>
              <table:table-cell office:value-type="float" office:value="42.1167896923777">
                <text:p>42.1167896923777</text:p>
              </table:table-cell>
              <table:table-cell office:value-type="float" office:value="122400">
                <text:p>122400</text:p>
              </table:table-cell>
              <table:table-cell office:value-type="float" office:value="40.7225034853246">
                <text:p>40.7225034853246</text:p>
              </table:table-cell>
              <table:table-cell office:value-type="float" office:value="122400">
                <text:p>122400</text:p>
              </table:table-cell>
              <table:table-cell office:value-type="float" office:value="45.0676135123629">
                <text:p>45.0676135123629</text:p>
              </table:table-cell>
              <table:table-cell office:value-type="float" office:value="122400">
                <text:p>122400</text:p>
              </table:table-cell>
              <table:table-cell office:value-type="float" office:value="39.2740462045514">
                <text:p>39.2740462045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000">
                <text:p>126000</text:p>
              </table:table-cell>
              <table:table-cell office:value-type="float" office:value="41.296071831979">
                <text:p>41.296071831979</text:p>
              </table:table-cell>
              <table:table-cell office:value-type="float" office:value="126000">
                <text:p>126000</text:p>
              </table:table-cell>
              <table:table-cell office:value-type="float" office:value="39.9153468832931">
                <text:p>39.9153468832931</text:p>
              </table:table-cell>
              <table:table-cell office:value-type="float" office:value="126000">
                <text:p>126000</text:p>
              </table:table-cell>
              <table:table-cell office:value-type="float" office:value="44.2264699424264">
                <text:p>44.2264699424264</text:p>
              </table:table-cell>
              <table:table-cell office:value-type="float" office:value="126000">
                <text:p>126000</text:p>
              </table:table-cell>
              <table:table-cell office:value-type="float" office:value="38.4838732309865">
                <text:p>38.4838732309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600">
                <text:p>129600</text:p>
              </table:table-cell>
              <table:table-cell office:value-type="float" office:value="40.5058094678684">
                <text:p>40.5058094678684</text:p>
              </table:table-cell>
              <table:table-cell office:value-type="float" office:value="129600">
                <text:p>129600</text:p>
              </table:table-cell>
              <table:table-cell office:value-type="float" office:value="39.139629618727">
                <text:p>39.139629618727</text:p>
              </table:table-cell>
              <table:table-cell office:value-type="float" office:value="129600">
                <text:p>129600</text:p>
              </table:table-cell>
              <table:table-cell office:value-type="float" office:value="43.4135509382188">
                <text:p>43.4135509382188</text:p>
              </table:table-cell>
              <table:table-cell office:value-type="float" office:value="129600">
                <text:p>129600</text:p>
              </table:table-cell>
              <table:table-cell office:value-type="float" office:value="37.7260947697895">
                <text:p>37.7260947697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200">
                <text:p>133200</text:p>
              </table:table-cell>
              <table:table-cell office:value-type="float" office:value="39.7448724464339">
                <text:p>39.7448724464339</text:p>
              </table:table-cell>
              <table:table-cell office:value-type="float" office:value="133200">
                <text:p>133200</text:p>
              </table:table-cell>
              <table:table-cell office:value-type="float" office:value="38.3941271065361">
                <text:p>38.3941271065361</text:p>
              </table:table-cell>
              <table:table-cell office:value-type="float" office:value="133200">
                <text:p>133200</text:p>
              </table:table-cell>
              <table:table-cell office:value-type="float" office:value="42.6279094246639">
                <text:p>42.6279094246639</text:p>
              </table:table-cell>
              <table:table-cell office:value-type="float" office:value="133200">
                <text:p>133200</text:p>
              </table:table-cell>
              <table:table-cell office:value-type="float" office:value="36.9993827517063">
                <text:p>36.9993827517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800">
                <text:p>136800</text:p>
              </table:table-cell>
              <table:table-cell office:value-type="float" office:value="39.0121725522143">
                <text:p>39.0121725522143</text:p>
              </table:table-cell>
              <table:table-cell office:value-type="float" office:value="136800">
                <text:p>136800</text:p>
              </table:table-cell>
              <table:table-cell office:value-type="float" office:value="37.6776624601114">
                <text:p>37.6776624601114</text:p>
              </table:table-cell>
              <table:table-cell office:value-type="float" office:value="136800">
                <text:p>136800</text:p>
              </table:table-cell>
              <table:table-cell office:value-type="float" office:value="41.868630105782">
                <text:p>41.868630105782</text:p>
              </table:table-cell>
              <table:table-cell office:value-type="float" office:value="136800">
                <text:p>136800</text:p>
              </table:table-cell>
              <table:table-cell office:value-type="float" office:value="36.3024635539869">
                <text:p>36.3024635539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400">
                <text:p>140400</text:p>
              </table:table-cell>
              <table:table-cell office:value-type="float" office:value="38.3066619516429">
                <text:p>38.3066619516429</text:p>
              </table:table-cell>
              <table:table-cell office:value-type="float" office:value="140400">
                <text:p>140400</text:p>
              </table:table-cell>
              <table:table-cell office:value-type="float" office:value="36.9891046334344">
                <text:p>36.9891046334344</text:p>
              </table:table-cell>
              <table:table-cell office:value-type="float" office:value="140400">
                <text:p>140400</text:p>
              </table:table-cell>
              <table:table-cell office:value-type="float" office:value="41.1348283983428">
                <text:p>41.1348283983428</text:p>
              </table:table-cell>
              <table:table-cell office:value-type="float" office:value="140400">
                <text:p>140400</text:p>
              </table:table-cell>
              <table:table-cell office:value-type="float" office:value="35.634115768256">
                <text:p>35.6341157682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